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8b765"/>
    </style:style>
    <style:style style:name="P2" style:family="paragraph" style:parent-style-name="Footer">
      <style:paragraph-properties fo:text-align="center" style:justify-single-word="false"/>
      <style:text-properties style:font-name="Liberation Sans1" fo:font-size="12pt" officeooo:rsid="000f5720" officeooo:paragraph-rsid="000f5720" style:font-size-asian="12pt" style:font-size-complex="12pt"/>
    </style:style>
    <style:style style:name="P3" style:family="paragraph" style:parent-style-name="Standard">
      <style:text-properties officeooo:rsid="0008b765" officeooo:paragraph-rsid="0008b765"/>
    </style:style>
    <style:style style:name="P4" style:family="paragraph" style:parent-style-name="Standard">
      <style:text-properties style:font-name="Liberation Mono"/>
    </style:style>
    <style:style style:name="P5" style:family="paragraph" style:parent-style-name="Standard">
      <style:text-properties style:font-name="Liberation Mono" fo:font-weight="bold" style:font-weight-asian="bold" style:font-weight-complex="bold"/>
    </style:style>
    <style:style style:name="P6" style:family="paragraph" style:parent-style-name="Standard">
      <style:text-properties style:font-name="Liberation Mono" fo:font-size="8pt" style:font-size-asian="8pt" style:font-size-complex="8pt"/>
    </style:style>
    <style:style style:name="P7" style:family="paragraph" style:parent-style-name="Text_20_body">
      <style:text-properties officeooo:rsid="0009accf" officeooo:paragraph-rsid="0009accf"/>
    </style:style>
    <style:style style:name="P8" style:family="paragraph" style:parent-style-name="Text_20_body">
      <style:text-properties officeooo:rsid="000ae9be" officeooo:paragraph-rsid="000ae9be"/>
    </style:style>
    <style:style style:name="P9" style:family="paragraph" style:parent-style-name="Text_20_body">
      <style:text-properties style:font-name="Liberation Sans1" officeooo:rsid="0008b765" officeooo:paragraph-rsid="000dda34"/>
    </style:style>
    <style:style style:name="P10" style:family="paragraph" style:parent-style-name="Text_20_body">
      <style:text-properties style:font-name="Liberation Sans1" officeooo:paragraph-rsid="000dda34"/>
    </style:style>
    <style:style style:name="P11" style:family="paragraph" style:parent-style-name="Text_20_body">
      <style:text-properties style:font-name="Liberation Sans1" officeooo:rsid="0029da19" officeooo:paragraph-rsid="000dda34"/>
    </style:style>
    <style:style style:name="P12" style:family="paragraph" style:parent-style-name="Text_20_body">
      <style:text-properties style:font-name="Liberation Sans1" officeooo:rsid="0009accf" officeooo:paragraph-rsid="0009accf"/>
    </style:style>
    <style:style style:name="P13" style:family="paragraph" style:parent-style-name="Text_20_body">
      <style:text-properties style:font-name="Liberation Sans1" officeooo:rsid="000cbab1" officeooo:paragraph-rsid="000cbab1"/>
    </style:style>
    <style:style style:name="P14" style:family="paragraph" style:parent-style-name="Text_20_body">
      <style:text-properties style:font-name="Liberation Sans1" officeooo:rsid="000ae9be" officeooo:paragraph-rsid="000cbab1"/>
    </style:style>
    <style:style style:name="P15" style:family="paragraph" style:parent-style-name="Text_20_body">
      <style:text-properties style:font-name="Liberation Sans1" officeooo:rsid="000ae9be" officeooo:paragraph-rsid="000ae9be"/>
    </style:style>
    <style:style style:name="P16" style:family="paragraph" style:parent-style-name="Text_20_body">
      <style:text-properties style:font-name="Liberation Sans1" officeooo:rsid="0015df43" officeooo:paragraph-rsid="0015df43"/>
    </style:style>
    <style:style style:name="P17" style:family="paragraph" style:parent-style-name="Text_20_body">
      <style:text-properties style:font-name="Liberation Sans1" officeooo:rsid="00177809" officeooo:paragraph-rsid="00177809"/>
    </style:style>
    <style:style style:name="P18" style:family="paragraph" style:parent-style-name="Text_20_body">
      <style:text-properties style:font-name="Liberation Sans1" officeooo:rsid="001badfc" officeooo:paragraph-rsid="001badfc"/>
    </style:style>
    <style:style style:name="P19" style:family="paragraph" style:parent-style-name="Text_20_body">
      <style:text-properties style:font-name="Liberation Sans1" style:text-underline-style="none" fo:font-weight="normal" officeooo:rsid="0025bcd7" officeooo:paragraph-rsid="0025bcd7" style:font-weight-asian="normal" style:font-weight-complex="normal"/>
    </style:style>
    <style:style style:name="P20" style:family="paragraph" style:parent-style-name="Text_20_body">
      <style:text-properties style:font-name="Liberation Sans1" officeooo:rsid="0032bf9f" officeooo:paragraph-rsid="0032bf9f"/>
    </style:style>
    <style:style style:name="P21" style:family="paragraph" style:parent-style-name="Text_20_body">
      <style:text-properties style:font-name="Liberation Sans1" officeooo:rsid="0036065d" officeooo:paragraph-rsid="0036065d"/>
    </style:style>
    <style:style style:name="P22" style:family="paragraph" style:parent-style-name="Text_20_body">
      <style:text-properties style:font-name="Liberation Sans1" officeooo:rsid="0036c78a" officeooo:paragraph-rsid="0036c78a"/>
    </style:style>
    <style:style style:name="P23" style:family="paragraph" style:parent-style-name="Text_20_body">
      <style:text-properties officeooo:paragraph-rsid="0013436b"/>
    </style:style>
    <style:style style:name="P24" style:family="paragraph" style:parent-style-name="Text_20_body">
      <style:text-properties officeooo:paragraph-rsid="001419ba"/>
    </style:style>
    <style:style style:name="P25" style:family="paragraph" style:parent-style-name="Text_20_body">
      <style:text-properties officeooo:paragraph-rsid="00143c35"/>
    </style:style>
    <style:style style:name="P26" style:family="paragraph" style:parent-style-name="Text_20_body">
      <style:text-properties officeooo:rsid="00156d9e" officeooo:paragraph-rsid="00156d9e"/>
    </style:style>
    <style:style style:name="P27" style:family="paragraph" style:parent-style-name="Text_20_body">
      <style:text-properties officeooo:rsid="0015df43" officeooo:paragraph-rsid="0015df43"/>
    </style:style>
    <style:style style:name="P28" style:family="paragraph" style:parent-style-name="Text_20_body">
      <style:text-properties officeooo:rsid="0015ff46" officeooo:paragraph-rsid="0015ff46"/>
    </style:style>
    <style:style style:name="P29" style:family="paragraph" style:parent-style-name="Text_20_body">
      <style:text-properties officeooo:rsid="0017b825" officeooo:paragraph-rsid="0017b825"/>
    </style:style>
    <style:style style:name="P30" style:family="paragraph" style:parent-style-name="Text_20_body">
      <style:text-properties officeooo:rsid="001d6f59" officeooo:paragraph-rsid="001d6f59"/>
    </style:style>
    <style:style style:name="P31" style:family="paragraph" style:parent-style-name="Text_20_body">
      <style:text-properties officeooo:paragraph-rsid="00214c7d"/>
    </style:style>
    <style:style style:name="P32" style:family="paragraph" style:parent-style-name="Text_20_body">
      <style:text-properties officeooo:paragraph-rsid="00229059"/>
    </style:style>
    <style:style style:name="P33" style:family="paragraph" style:parent-style-name="Text_20_body">
      <style:text-properties officeooo:rsid="0023ca4a" officeooo:paragraph-rsid="0023ca4a"/>
    </style:style>
    <style:style style:name="P34" style:family="paragraph" style:parent-style-name="Text_20_body">
      <style:text-properties officeooo:paragraph-rsid="0023ca4a"/>
    </style:style>
    <style:style style:name="P35" style:family="paragraph" style:parent-style-name="Text_20_body">
      <style:text-properties officeooo:rsid="0025bcd7" officeooo:paragraph-rsid="0025bcd7"/>
    </style:style>
    <style:style style:name="P36" style:family="paragraph" style:parent-style-name="Text_20_body">
      <style:text-properties officeooo:rsid="00270cd7" officeooo:paragraph-rsid="00270cd7"/>
    </style:style>
    <style:style style:name="P37" style:family="paragraph" style:parent-style-name="Text_20_body">
      <style:text-properties officeooo:paragraph-rsid="00344fb1"/>
    </style:style>
    <style:style style:name="P38" style:family="paragraph" style:parent-style-name="Text_20_body">
      <style:text-properties officeooo:paragraph-rsid="001badfc"/>
    </style:style>
    <style:style style:name="P39" style:family="paragraph" style:parent-style-name="Text_20_body">
      <style:text-properties officeooo:paragraph-rsid="003b82b3"/>
    </style:style>
    <style:style style:name="P40" style:family="paragraph" style:parent-style-name="Text_20_body">
      <style:paragraph-properties fo:margin-left="0.4925in" fo:margin-right="0in" fo:text-indent="0in" style:auto-text-indent="false"/>
      <style:text-properties style:font-name="Liberation Mono" fo:font-size="10pt" officeooo:rsid="00270cd7" officeooo:paragraph-rsid="00270cd7" style:font-size-asian="10pt" style:font-size-complex="10pt"/>
    </style:style>
    <style:style style:name="P41" style:family="paragraph" style:parent-style-name="Text_20_body">
      <style:paragraph-properties fo:margin-left="0.4925in" fo:margin-right="0in" fo:text-indent="0in" style:auto-text-indent="false"/>
      <style:text-properties style:font-name="Liberation Mono" fo:font-size="10pt" officeooo:rsid="001d6f59" officeooo:paragraph-rsid="001d6f59" style:font-size-asian="10pt" style:font-size-complex="10pt"/>
    </style:style>
    <style:style style:name="P42" style:family="paragraph" style:parent-style-name="Text_20_body">
      <style:paragraph-properties fo:margin-left="0.4925in" fo:margin-right="0in" fo:text-indent="0in" style:auto-text-indent="false"/>
      <style:text-properties style:font-name="Liberation Mono" fo:font-size="10pt" officeooo:rsid="0036065d" officeooo:paragraph-rsid="0036065d" style:font-size-asian="10pt" style:font-size-complex="10pt"/>
    </style:style>
    <style:style style:name="P43" style:family="paragraph" style:parent-style-name="Text_20_body">
      <style:paragraph-properties fo:margin-left="0.4925in" fo:margin-right="0in" fo:text-indent="0in" style:auto-text-indent="false"/>
      <style:text-properties style:font-name="Liberation Mono" fo:font-size="10pt" officeooo:rsid="00344fb1" officeooo:paragraph-rsid="00344fb1" style:font-size-asian="10pt" style:font-size-complex="10pt"/>
    </style:style>
    <style:style style:name="P44" style:family="paragraph" style:parent-style-name="Text_20_body">
      <style:paragraph-properties fo:margin-left="0.4925in" fo:margin-right="0in" fo:text-indent="0in" style:auto-text-indent="false"/>
      <style:text-properties style:font-name="Liberation Mono" officeooo:rsid="001d6f59" officeooo:paragraph-rsid="001d6f59"/>
    </style:style>
    <style:style style:name="P45" style:family="paragraph" style:parent-style-name="Text_20_body">
      <style:paragraph-properties fo:margin-left="0.4925in" fo:margin-right="0in" fo:text-indent="0in" style:auto-text-indent="false"/>
      <style:text-properties style:font-name="Liberation Mono" style:text-underline-style="none" fo:font-weight="normal" officeooo:rsid="0023ca4a" officeooo:paragraph-rsid="0023ca4a" style:font-weight-asian="normal" style:font-weight-complex="normal"/>
    </style:style>
    <style:style style:name="P46" style:family="paragraph" style:parent-style-name="Text_20_body">
      <style:paragraph-properties fo:margin-left="0.4925in" fo:margin-right="0in" fo:text-indent="0in" style:auto-text-indent="false"/>
      <style:text-properties style:font-name="Liberation Mono" style:text-underline-style="none" fo:font-weight="normal" officeooo:rsid="0025bcd7" officeooo:paragraph-rsid="0025bcd7" style:font-weight-asian="normal" style:font-weight-complex="normal"/>
    </style:style>
    <style:style style:name="P47" style:family="paragraph" style:parent-style-name="Text_20_body">
      <style:paragraph-properties fo:margin-left="0.4925in" fo:margin-right="0in" fo:text-indent="0in" style:auto-text-indent="false"/>
      <style:text-properties style:font-name="Liberation Mono" fo:font-size="8pt" officeooo:rsid="0039dffa" officeooo:paragraph-rsid="0039dffa" style:font-size-asian="8pt" style:font-size-complex="8pt"/>
    </style:style>
    <style:style style:name="P48" style:family="paragraph" style:parent-style-name="Text_20_body">
      <style:paragraph-properties fo:margin-left="0.4925in" fo:margin-right="0in" fo:text-indent="0in" style:auto-text-indent="false"/>
      <style:text-properties fo:color="#000000" style:font-name="Liberation Mono" officeooo:rsid="0023ca4a" officeooo:paragraph-rsid="0023ca4a" fo:background-color="#ffffff"/>
    </style:style>
    <style:style style:name="P49" style:family="paragraph" style:parent-style-name="Text_20_body">
      <style:paragraph-properties fo:margin-left="0in" fo:margin-right="0in" fo:text-indent="0in" style:auto-text-indent="false"/>
    </style:style>
    <style:style style:name="P50" style:family="paragraph" style:parent-style-name="Text_20_body">
      <style:paragraph-properties fo:margin-left="0in" fo:margin-right="0in" fo:text-indent="0in" style:auto-text-indent="false"/>
      <style:text-properties style:font-name="Liberation Sans1" officeooo:rsid="001d6f59" officeooo:paragraph-rsid="001d6f59"/>
    </style:style>
    <style:style style:name="P51" style:family="paragraph" style:parent-style-name="Text_20_body">
      <style:paragraph-properties fo:margin-left="0in" fo:margin-right="0in" fo:text-indent="0in" style:auto-text-indent="false"/>
      <style:text-properties style:font-name="Liberation Sans1" officeooo:rsid="001f8fd4" officeooo:paragraph-rsid="001f8fd4"/>
    </style:style>
    <style:style style:name="P52" style:family="paragraph" style:parent-style-name="Text_20_body">
      <style:paragraph-properties fo:margin-left="0in" fo:margin-right="0in" fo:text-indent="0in" style:auto-text-indent="false"/>
      <style:text-properties style:font-name="Liberation Sans1" fo:font-size="12pt" officeooo:rsid="00270cd7" officeooo:paragraph-rsid="00270cd7" style:font-size-asian="10.5pt" style:font-size-complex="12pt"/>
    </style:style>
    <style:style style:name="P53" style:family="paragraph" style:parent-style-name="Text_20_body">
      <style:paragraph-properties fo:margin-left="0in" fo:margin-right="0in" fo:text-indent="0in" style:auto-text-indent="false"/>
      <style:text-properties style:font-name="Liberation Sans1" fo:font-size="12pt" officeooo:rsid="00384b0b" officeooo:paragraph-rsid="00384b0b" style:font-size-asian="10.5pt" style:font-size-complex="12pt"/>
    </style:style>
    <style:style style:name="P54" style:family="paragraph" style:parent-style-name="Text_20_body">
      <style:paragraph-properties fo:margin-left="0in" fo:margin-right="0in" fo:text-indent="0in" style:auto-text-indent="false"/>
      <style:text-properties style:font-name="Liberation Sans1" fo:font-size="12pt" officeooo:rsid="0039dffa" officeooo:paragraph-rsid="0039dffa" style:font-size-asian="10.5pt" style:font-size-complex="12pt"/>
    </style:style>
    <style:style style:name="P55" style:family="paragraph" style:parent-style-name="Text_20_body">
      <style:paragraph-properties fo:margin-left="0in" fo:margin-right="0in" fo:text-indent="0in" style:auto-text-indent="false"/>
      <style:text-properties style:font-name="Liberation Sans1" fo:font-size="12pt" officeooo:rsid="00338310" officeooo:paragraph-rsid="00338310" style:font-size-asian="10.5pt" style:font-size-complex="12pt"/>
    </style:style>
    <style:style style:name="P56" style:family="paragraph" style:parent-style-name="Text_20_body">
      <style:paragraph-properties fo:margin-left="0in" fo:margin-right="0in" fo:text-indent="0in" style:auto-text-indent="false"/>
      <style:text-properties style:font-name="Liberation Sans1" fo:font-size="12pt" officeooo:rsid="0037a0ab" officeooo:paragraph-rsid="0037a0ab" style:font-size-asian="10.5pt" style:font-size-complex="12pt"/>
    </style:style>
    <style:style style:name="P57" style:family="paragraph" style:parent-style-name="Text_20_body">
      <style:paragraph-properties fo:margin-left="0in" fo:margin-right="0in" fo:text-indent="0in" style:auto-text-indent="false"/>
      <style:text-properties style:font-name="Liberation Sans1" fo:font-size="12pt" officeooo:rsid="00452481" officeooo:paragraph-rsid="00452481" style:font-size-asian="10.5pt" style:font-size-complex="12pt"/>
    </style:style>
    <style:style style:name="P58" style:family="paragraph" style:parent-style-name="Text_20_body">
      <style:paragraph-properties fo:margin-left="0in" fo:margin-right="0in" fo:text-indent="0in" style:auto-text-indent="false"/>
      <style:text-properties style:font-name="Liberation Sans1" fo:font-size="12pt" officeooo:rsid="00466de9" officeooo:paragraph-rsid="00466de9" style:font-size-asian="10.5pt" style:font-size-complex="12pt"/>
    </style:style>
    <style:style style:name="P59" style:family="paragraph" style:parent-style-name="Text_20_body">
      <style:paragraph-properties fo:margin-left="0in" fo:margin-right="0in" fo:text-indent="0in" style:auto-text-indent="false"/>
      <style:text-properties style:font-name="Liberation Sans1" fo:font-size="12pt" officeooo:rsid="004e4153" officeooo:paragraph-rsid="004e4153" style:font-size-asian="10.5pt" style:font-size-complex="12pt"/>
    </style:style>
    <style:style style:name="P60" style:family="paragraph" style:parent-style-name="Text_20_body">
      <style:paragraph-properties fo:margin-left="0in" fo:margin-right="0in" fo:text-indent="0in" style:auto-text-indent="false"/>
      <style:text-properties style:font-name="Liberation Sans1" officeooo:rsid="0041cdf1" officeooo:paragraph-rsid="0041cdf1"/>
    </style:style>
    <style:style style:name="P61" style:family="paragraph" style:parent-style-name="Text_20_body">
      <style:paragraph-properties fo:margin-left="0in" fo:margin-right="0in" fo:text-indent="0in" style:auto-text-indent="false"/>
      <style:text-properties style:font-name="Liberation Sans1" officeooo:rsid="0042873f" officeooo:paragraph-rsid="0042873f"/>
    </style:style>
    <style:style style:name="P62" style:family="paragraph" style:parent-style-name="Text_20_body">
      <style:paragraph-properties fo:margin-left="0in" fo:margin-right="0in" fo:text-indent="0in" style:auto-text-indent="false"/>
      <style:text-properties style:font-name="Liberation Mono" fo:font-size="6pt" officeooo:rsid="00270cd7" officeooo:paragraph-rsid="00270cd7" style:font-size-asian="6pt" style:font-size-complex="6pt"/>
    </style:style>
    <style:style style:name="P63" style:family="paragraph" style:parent-style-name="Text_20_body">
      <style:paragraph-properties fo:margin-left="0in" fo:margin-right="0in" fo:text-indent="0in" style:auto-text-indent="false"/>
      <style:text-properties style:font-name="Liberation Mono" fo:font-size="8pt" officeooo:rsid="0032bf9f" officeooo:paragraph-rsid="0032bf9f" style:font-size-asian="8pt" style:font-size-complex="8pt"/>
    </style:style>
    <style:style style:name="P64" style:family="paragraph" style:parent-style-name="Text_20_body">
      <style:paragraph-properties fo:margin-left="0in" fo:margin-right="0in" fo:text-indent="0in" style:auto-text-indent="false"/>
      <style:text-properties officeooo:rsid="0025bcd7" officeooo:paragraph-rsid="0025bcd7"/>
    </style:style>
    <style:style style:name="P65" style:family="paragraph" style:parent-style-name="Text_20_body">
      <style:paragraph-properties fo:margin-left="0in" fo:margin-right="0in" fo:text-indent="0in" style:auto-text-indent="false"/>
      <style:text-properties officeooo:paragraph-rsid="0028ae8e"/>
    </style:style>
    <style:style style:name="P66" style:family="paragraph" style:parent-style-name="Text_20_body">
      <style:paragraph-properties fo:margin-left="0in" fo:margin-right="0in" fo:text-indent="0in" style:auto-text-indent="false"/>
      <style:text-properties officeooo:paragraph-rsid="0032bf9f"/>
    </style:style>
    <style:style style:name="P67" style:family="paragraph" style:parent-style-name="Text_20_body">
      <style:paragraph-properties fo:margin-left="0in" fo:margin-right="0in" fo:text-indent="0in" style:auto-text-indent="false"/>
      <style:text-properties officeooo:rsid="0036c78a" officeooo:paragraph-rsid="0036c78a"/>
    </style:style>
    <style:style style:name="P68" style:family="paragraph" style:parent-style-name="Text_20_body">
      <style:paragraph-properties fo:margin-left="0in" fo:margin-right="0in" fo:text-indent="0in" style:auto-text-indent="false"/>
      <style:text-properties officeooo:rsid="0037a0ab" officeooo:paragraph-rsid="0037a0ab"/>
    </style:style>
    <style:style style:name="P69" style:family="paragraph" style:parent-style-name="Text_20_body">
      <style:paragraph-properties fo:margin-left="0in" fo:margin-right="0in" fo:text-indent="0in" style:auto-text-indent="false"/>
      <style:text-properties officeooo:paragraph-rsid="0043d017"/>
    </style:style>
    <style:style style:name="P70" style:family="paragraph" style:parent-style-name="Text_20_body">
      <style:paragraph-properties fo:margin-left="0in" fo:margin-right="0in" fo:text-indent="0in" style:auto-text-indent="false"/>
      <style:text-properties officeooo:paragraph-rsid="00452481"/>
    </style:style>
    <style:style style:name="P71" style:family="paragraph" style:parent-style-name="Text_20_body">
      <style:paragraph-properties fo:margin-left="0in" fo:margin-right="0in" fo:text-indent="0in" style:auto-text-indent="false"/>
      <style:text-properties officeooo:rsid="004f054b" officeooo:paragraph-rsid="004f054b"/>
    </style:style>
    <style:style style:name="P72" style:family="paragraph" style:parent-style-name="Text_20_body">
      <style:paragraph-properties fo:margin-left="0in" fo:margin-right="0in" fo:text-indent="0in" style:auto-text-indent="false"/>
      <style:text-properties officeooo:paragraph-rsid="0050f2a0"/>
    </style:style>
    <style:style style:name="P73" style:family="paragraph" style:parent-style-name="Text_20_body">
      <style:paragraph-properties fo:margin-left="0in" fo:margin-right="0in" fo:text-indent="0in" style:auto-text-indent="false"/>
      <style:text-properties officeooo:paragraph-rsid="00529fda"/>
    </style:style>
    <style:style style:name="P74" style:family="paragraph" style:parent-style-name="Text_20_body">
      <style:paragraph-properties fo:margin-left="0in" fo:margin-right="0in" fo:text-indent="0in" style:auto-text-indent="false"/>
      <style:text-properties officeooo:paragraph-rsid="005618a9"/>
    </style:style>
    <style:style style:name="P75" style:family="paragraph" style:parent-style-name="Text_20_body">
      <style:paragraph-properties fo:margin-left="0in" fo:margin-right="0in" fo:text-indent="0in" style:auto-text-indent="false"/>
      <style:text-properties officeooo:paragraph-rsid="005f8462"/>
    </style:style>
    <style:style style:name="P76" style:family="paragraph" style:parent-style-name="Standard">
      <style:paragraph-properties fo:margin-left="0in" fo:margin-right="0in" fo:text-indent="0in" style:auto-text-indent="false"/>
      <style:text-properties style:font-name="Liberation Mono" fo:font-size="8pt" style:font-size-asian="8pt" style:font-size-complex="8pt"/>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Heading_20_1">
      <style:paragraph-properties fo:break-before="page"/>
    </style:style>
    <style:style style:name="P86" style:family="paragraph" style:parent-style-name="Text_20_body" style:list-style-name="L1">
      <style:text-properties officeooo:paragraph-rsid="0009accf"/>
    </style:style>
    <style:style style:name="P87" style:family="paragraph" style:parent-style-name="Text_20_body" style:list-style-name="L1">
      <style:text-properties officeooo:paragraph-rsid="00636c7f"/>
    </style:style>
    <style:style style:name="P88" style:family="paragraph" style:parent-style-name="Text_20_body" style:list-style-name="L1">
      <style:text-properties officeooo:rsid="0009accf" officeooo:paragraph-rsid="0009accf"/>
    </style:style>
    <style:style style:name="P89" style:family="paragraph" style:parent-style-name="Text_20_body" style:list-style-name="L2">
      <style:text-properties officeooo:paragraph-rsid="000cbab1"/>
    </style:style>
    <style:style style:name="T1" style:family="text">
      <style:text-properties style:font-name="Liberation Sans1"/>
    </style:style>
    <style:style style:name="T2" style:family="text">
      <style:text-properties style:font-name="Liberation Sans1" fo:font-size="14pt" officeooo:rsid="001badfc" style:font-size-asian="14pt" style:font-size-complex="14pt"/>
    </style:style>
    <style:style style:name="T3" style:family="text">
      <style:text-properties style:font-name="Liberation Sans1" fo:font-size="14pt" officeooo:rsid="0008b765" style:font-size-asian="14pt" style:font-size-complex="14pt"/>
    </style:style>
    <style:style style:name="T4" style:family="text">
      <style:text-properties style:font-name="Liberation Sans1" officeooo:rsid="0008b765"/>
    </style:style>
    <style:style style:name="T5" style:family="text">
      <style:text-properties style:font-name="Liberation Sans1" officeooo:rsid="000ae9be"/>
    </style:style>
    <style:style style:name="T6" style:family="text">
      <style:text-properties style:font-name="Liberation Sans1" officeooo:rsid="000cbab1"/>
    </style:style>
    <style:style style:name="T7" style:family="text">
      <style:text-properties style:font-name="Liberation Sans1" fo:font-style="italic" officeooo:rsid="000cbab1" style:font-style-asian="italic" style:font-style-complex="italic"/>
    </style:style>
    <style:style style:name="T8" style:family="text">
      <style:text-properties style:font-name="Liberation Sans1" fo:font-weight="bold" style:font-weight-asian="bold" style:font-weight-complex="bold"/>
    </style:style>
    <style:style style:name="T9" style:family="text">
      <style:text-properties style:font-name="Liberation Sans1" fo:font-weight="bold" officeooo:rsid="00143c35" style:font-weight-asian="bold" style:font-weight-complex="bold"/>
    </style:style>
    <style:style style:name="T10" style:family="text">
      <style:text-properties style:font-name="Liberation Sans1" fo:font-weight="bold" officeooo:rsid="005f8462" style:font-weight-asian="bold" style:font-weight-complex="bold"/>
    </style:style>
    <style:style style:name="T11" style:family="text">
      <style:text-properties style:font-name="Liberation Sans1" officeooo:rsid="0013436b"/>
    </style:style>
    <style:style style:name="T12" style:family="text">
      <style:text-properties style:font-name="Liberation Sans1" officeooo:rsid="00143c35"/>
    </style:style>
    <style:style style:name="T13" style:family="text">
      <style:text-properties style:font-name="Liberation Sans1" officeooo:rsid="00156d9e"/>
    </style:style>
    <style:style style:name="T14" style:family="text">
      <style:text-properties style:font-name="Liberation Sans1" officeooo:rsid="00174640"/>
    </style:style>
    <style:style style:name="T15" style:family="text">
      <style:text-properties style:font-name="Liberation Sans1" officeooo:rsid="00177809"/>
    </style:style>
    <style:style style:name="T16" style:family="text">
      <style:text-properties style:font-name="Liberation Sans1" officeooo:rsid="0017b825"/>
    </style:style>
    <style:style style:name="T17" style:family="text">
      <style:text-properties style:font-name="Liberation Sans1" officeooo:rsid="001badfc"/>
    </style:style>
    <style:style style:name="T18" style:family="text">
      <style:text-properties style:font-name="Liberation Sans1" officeooo:rsid="001ceb45"/>
    </style:style>
    <style:style style:name="T19" style:family="text">
      <style:text-properties style:font-name="Liberation Sans1" officeooo:rsid="001d6f59"/>
    </style:style>
    <style:style style:name="T20" style:family="text">
      <style:text-properties style:font-name="Liberation Sans1" officeooo:rsid="001df7c1"/>
    </style:style>
    <style:style style:name="T21" style:family="text">
      <style:text-properties style:font-name="Liberation Sans1" officeooo:rsid="00229059"/>
    </style:style>
    <style:style style:name="T22" style:family="text">
      <style:text-properties style:font-name="Liberation Sans1" officeooo:rsid="00214c7d"/>
    </style:style>
    <style:style style:name="T23" style:family="text">
      <style:text-properties style:font-name="Liberation Sans1" style:text-underline-style="solid" style:text-underline-width="auto" style:text-underline-color="font-color" fo:font-weight="bold" officeooo:rsid="00229059" style:font-weight-asian="bold" style:font-weight-complex="bold"/>
    </style:style>
    <style:style style:name="T24" style:family="text">
      <style:text-properties style:font-name="Liberation Sans1" officeooo:rsid="0023ca4a"/>
    </style:style>
    <style:style style:name="T25" style:family="text">
      <style:text-properties style:font-name="Liberation Sans1" style:text-underline-style="none" fo:font-weight="normal" style:font-weight-asian="normal" style:font-weight-complex="normal"/>
    </style:style>
    <style:style style:name="T26" style:family="text">
      <style:text-properties style:font-name="Liberation Sans1" style:text-underline-style="none" fo:font-weight="normal" officeooo:rsid="0023ca4a" style:font-weight-asian="normal" style:font-weight-complex="normal"/>
    </style:style>
    <style:style style:name="T27" style:family="text">
      <style:text-properties style:font-name="Liberation Sans1" style:text-underline-style="none" fo:font-weight="normal" officeooo:rsid="0025bcd7" style:font-weight-asian="normal" style:font-weight-complex="normal"/>
    </style:style>
    <style:style style:name="T28" style:family="text">
      <style:text-properties style:font-name="Liberation Sans1" style:text-underline-style="none" fo:font-weight="normal" officeooo:rsid="00270cd7" style:font-weight-asian="normal" style:font-weight-complex="normal"/>
    </style:style>
    <style:style style:name="T29" style:family="text">
      <style:text-properties style:font-name="Liberation Sans1" style:text-underline-style="none" fo:font-weight="normal" officeooo:rsid="002ffda8" style:font-weight-asian="normal" style:font-weight-complex="normal"/>
    </style:style>
    <style:style style:name="T30" style:family="text">
      <style:text-properties style:font-name="Liberation Sans1" style:text-underline-style="none" fo:font-weight="normal" officeooo:rsid="005839a1" style:font-weight-asian="normal" style:font-weight-complex="normal"/>
    </style:style>
    <style:style style:name="T31" style:family="text">
      <style:text-properties style:font-name="Liberation Sans1" officeooo:rsid="0028ae8e"/>
    </style:style>
    <style:style style:name="T32" style:family="text">
      <style:text-properties style:font-name="Liberation Sans1" fo:font-size="12pt" style:font-size-asian="10.5pt" style:font-size-complex="12pt"/>
    </style:style>
    <style:style style:name="T33" style:family="text">
      <style:text-properties style:font-name="Liberation Sans1" fo:font-size="12pt" officeooo:rsid="0028ae8e" style:font-size-asian="10.5pt" style:font-size-complex="12pt"/>
    </style:style>
    <style:style style:name="T34" style:family="text">
      <style:text-properties style:font-name="Liberation Sans1" fo:font-size="12pt" officeooo:rsid="002c3296" style:font-size-asian="10.5pt" style:font-size-complex="12pt"/>
    </style:style>
    <style:style style:name="T35" style:family="text">
      <style:text-properties style:font-name="Liberation Sans1" fo:font-size="12pt" officeooo:rsid="002a8f4f" style:font-size-asian="10.5pt" style:font-size-complex="12pt"/>
    </style:style>
    <style:style style:name="T36" style:family="text">
      <style:text-properties style:font-name="Liberation Sans1" fo:font-size="12pt" officeooo:rsid="0032bf9f" style:font-size-asian="10.5pt" style:font-size-complex="12pt"/>
    </style:style>
    <style:style style:name="T37" style:family="text">
      <style:text-properties style:font-name="Liberation Sans1" fo:font-size="12pt" officeooo:rsid="00338310" style:font-size-asian="10.5pt" style:font-size-complex="12pt"/>
    </style:style>
    <style:style style:name="T38" style:family="text">
      <style:text-properties style:font-name="Liberation Sans1" fo:font-size="12pt" officeooo:rsid="0037a0ab" style:font-size-asian="10.5pt" style:font-size-complex="12pt"/>
    </style:style>
    <style:style style:name="T39" style:family="text">
      <style:text-properties style:font-name="Liberation Sans1" fo:font-size="12pt" officeooo:rsid="004e4153" style:font-size-asian="10.5pt" style:font-size-complex="12pt"/>
    </style:style>
    <style:style style:name="T40" style:family="text">
      <style:text-properties style:font-name="Liberation Sans1" fo:font-size="12pt" officeooo:rsid="004f4ad0" style:font-size-asian="10.5pt" style:font-size-complex="12pt"/>
    </style:style>
    <style:style style:name="T41" style:family="text">
      <style:text-properties style:font-name="Liberation Sans1" fo:font-size="12pt" officeooo:rsid="0050f2a0" style:font-size-asian="10.5pt" style:font-size-complex="12pt"/>
    </style:style>
    <style:style style:name="T42" style:family="text">
      <style:text-properties style:font-name="Liberation Sans1" fo:font-size="12pt" officeooo:rsid="00517a0d" style:font-size-asian="10.5pt" style:font-size-complex="12pt"/>
    </style:style>
    <style:style style:name="T43" style:family="text">
      <style:text-properties style:font-name="Liberation Sans1" fo:font-size="12pt" officeooo:rsid="00529fda" style:font-size-asian="10.5pt" style:font-size-complex="12pt"/>
    </style:style>
    <style:style style:name="T44" style:family="text">
      <style:text-properties style:font-name="Liberation Sans1" fo:font-size="12pt" officeooo:rsid="00548caf" style:font-size-asian="10.5pt" style:font-size-complex="12pt"/>
    </style:style>
    <style:style style:name="T45" style:family="text">
      <style:text-properties style:font-name="Liberation Sans1" fo:font-size="12pt" officeooo:rsid="0055d817" style:font-size-asian="10.5pt" style:font-size-complex="12pt"/>
    </style:style>
    <style:style style:name="T46" style:family="text">
      <style:text-properties style:font-name="Liberation Sans1" fo:font-size="12pt" officeooo:rsid="005618a9" style:font-size-asian="10.5pt" style:font-size-complex="12pt"/>
    </style:style>
    <style:style style:name="T47" style:family="text">
      <style:text-properties style:font-name="Liberation Sans1" fo:font-size="12pt" officeooo:rsid="005e6430" style:font-size-asian="10.5pt" style:font-size-complex="12pt"/>
    </style:style>
    <style:style style:name="T48" style:family="text">
      <style:text-properties style:font-name="Liberation Sans1" fo:font-size="12pt" officeooo:rsid="005f8462" style:font-size-asian="10.5pt" style:font-size-complex="12pt"/>
    </style:style>
    <style:style style:name="T49" style:family="text">
      <style:text-properties style:font-name="Liberation Sans1" fo:font-size="12pt" officeooo:rsid="006172e7" style:font-size-asian="10.5pt" style:font-size-complex="12pt"/>
    </style:style>
    <style:style style:name="T50" style:family="text">
      <style:text-properties style:font-name="Liberation Sans1" fo:font-size="12pt" fo:font-weight="bold" style:font-size-asian="10.5pt" style:font-weight-asian="bold" style:font-size-complex="12pt" style:font-weight-complex="bold"/>
    </style:style>
    <style:style style:name="T51" style:family="text">
      <style:text-properties style:font-name="Liberation Sans1" fo:font-size="12pt" fo:font-weight="bold" officeooo:rsid="0028ae8e" style:font-size-asian="10.5pt" style:font-weight-asian="bold" style:font-size-complex="12pt" style:font-weight-complex="bold"/>
    </style:style>
    <style:style style:name="T52" style:family="text">
      <style:text-properties style:font-name="Liberation Sans1" fo:font-size="12pt" fo:font-weight="bold" officeooo:rsid="00529fda" style:font-size-asian="10.5pt" style:font-weight-asian="bold" style:font-size-complex="12pt" style:font-weight-complex="bold"/>
    </style:style>
    <style:style style:name="T53" style:family="text">
      <style:text-properties style:font-name="Liberation Sans1" fo:font-size="12pt" fo:font-weight="bold" officeooo:rsid="005f8462" style:font-size-asian="10.5pt" style:font-weight-asian="bold" style:font-size-complex="12pt" style:font-weight-complex="bold"/>
    </style:style>
    <style:style style:name="T54" style:family="text">
      <style:text-properties style:font-name="Liberation Sans1" officeooo:rsid="002c3296"/>
    </style:style>
    <style:style style:name="T55" style:family="text">
      <style:text-properties style:font-name="Liberation Sans1" fo:font-size="14.1000003814697pt" fo:font-weight="bold" officeooo:rsid="00174640" style:font-name-asian="Noto Sans CJK SC" style:font-size-asian="14.1000003814697pt" style:font-weight-asian="bold" style:font-name-complex="Noto Sans Devanagari" style:font-size-complex="14.1000003814697pt" style:font-weight-complex="bold"/>
    </style:style>
    <style:style style:name="T56" style:family="text">
      <style:text-properties style:font-name="Liberation Sans1" officeooo:rsid="002ea7e8"/>
    </style:style>
    <style:style style:name="T57" style:family="text">
      <style:text-properties style:font-name="Liberation Sans1" officeooo:rsid="0009accf"/>
    </style:style>
    <style:style style:name="T58" style:family="text">
      <style:text-properties style:font-name="Liberation Sans1" officeooo:rsid="003c6534"/>
    </style:style>
    <style:style style:name="T59" style:family="text">
      <style:text-properties style:font-name="Liberation Sans1" officeooo:rsid="00344fb1"/>
    </style:style>
    <style:style style:name="T60" style:family="text">
      <style:text-properties style:font-name="Liberation Sans1" officeooo:rsid="0036065d"/>
    </style:style>
    <style:style style:name="T61" style:family="text">
      <style:text-properties style:font-name="Liberation Sans1" officeooo:rsid="0043d017"/>
    </style:style>
    <style:style style:name="T62" style:family="text">
      <style:text-properties style:font-name="Liberation Sans1" officeooo:rsid="00452481"/>
    </style:style>
    <style:style style:name="T63" style:family="text">
      <style:text-properties style:font-name="Liberation Sans1" officeooo:rsid="004761bb"/>
    </style:style>
    <style:style style:name="T64" style:family="text">
      <style:text-properties style:font-name="Liberation Sans1" officeooo:rsid="00529fda"/>
    </style:style>
    <style:style style:name="T65" style:family="text">
      <style:text-properties style:font-name="Liberation Sans1" officeooo:rsid="0055d817"/>
    </style:style>
    <style:style style:name="T66" style:family="text">
      <style:text-properties style:font-name="Liberation Sans1" officeooo:rsid="005d65d2"/>
    </style:style>
    <style:style style:name="T67" style:family="text">
      <style:text-properties style:font-name="Liberation Sans1" officeooo:rsid="005e6430"/>
    </style:style>
    <style:style style:name="T68" style:family="text">
      <style:text-properties style:font-name="Liberation Sans1" officeooo:rsid="00636c7f"/>
    </style:style>
    <style:style style:name="T69" style:family="text">
      <style:text-properties style:font-name="Liberation Sans1" officeooo:rsid="0066fd0e"/>
    </style:style>
    <style:style style:name="T70" style:family="text">
      <style:text-properties style:font-name="Liberation Sans1" fo:font-size="18.2000007629395pt" fo:font-weight="bold" officeooo:rsid="0066fd0e" style:font-name-asian="Noto Sans CJK SC" style:font-size-asian="18.2000007629395pt" style:font-weight-asian="bold" style:font-name-complex="Noto Sans Devanagari" style:font-size-complex="18.2000007629395pt" style:font-weight-complex="bold"/>
    </style:style>
    <style:style style:name="T71" style:family="text">
      <style:text-properties style:font-name="Liberation Sans1" officeooo:rsid="003b82b3"/>
    </style:style>
    <style:style style:name="T72" style:family="text">
      <style:text-properties style:font-name="Liberation Sans1" officeooo:rsid="00689446"/>
    </style:style>
    <style:style style:name="T73" style:family="text">
      <style:text-properties style:font-name="Liberation Sans1" officeooo:rsid="005f8462"/>
    </style:style>
    <style:style style:name="T74" style:family="text">
      <style:text-properties style:font-name="Liberation Sans1" officeooo:rsid="006994fe"/>
    </style:style>
    <style:style style:name="T75" style:family="text">
      <style:text-properties style:font-name="Liberation Mono"/>
    </style:style>
    <style:style style:name="T76" style:family="text">
      <style:text-properties style:font-name="Liberation Mono" officeooo:rsid="000cbab1"/>
    </style:style>
    <style:style style:name="T77" style:family="text">
      <style:text-properties style:font-name="Liberation Mono" officeooo:rsid="0013436b"/>
    </style:style>
    <style:style style:name="T78" style:family="text">
      <style:text-properties style:font-name="Liberation Mono" officeooo:rsid="00143c35"/>
    </style:style>
    <style:style style:name="T79" style:family="text">
      <style:text-properties style:font-name="Liberation Mono" officeooo:rsid="00156d9e"/>
    </style:style>
    <style:style style:name="T80" style:family="text">
      <style:text-properties style:font-name="Liberation Mono" officeooo:rsid="001badfc"/>
    </style:style>
    <style:style style:name="T81" style:family="text">
      <style:text-properties style:font-name="Liberation Mono" officeooo:rsid="001d6f59"/>
    </style:style>
    <style:style style:name="T82" style:family="text">
      <style:text-properties style:font-name="Liberation Mono" fo:font-weight="bold" style:font-weight-asian="bold" style:font-weight-complex="bold"/>
    </style:style>
    <style:style style:name="T83" style:family="text">
      <style:text-properties style:font-name="Liberation Mono" fo:font-weight="bold" officeooo:rsid="00229059" style:font-weight-asian="bold" style:font-weight-complex="bold"/>
    </style:style>
    <style:style style:name="T84" style:family="text">
      <style:text-properties style:font-name="Liberation Mono" officeooo:rsid="0023ca4a"/>
    </style:style>
    <style:style style:name="T85" style:family="text">
      <style:text-properties style:font-name="Liberation Mono" style:text-underline-style="none" fo:font-weight="bold" officeooo:rsid="0023ca4a" style:font-weight-asian="bold" style:font-weight-complex="bold"/>
    </style:style>
    <style:style style:name="T86" style:family="text">
      <style:text-properties style:font-name="Liberation Mono" style:text-underline-style="none" fo:font-weight="normal" style:font-weight-asian="normal" style:font-weight-complex="normal"/>
    </style:style>
    <style:style style:name="T87" style:family="text">
      <style:text-properties style:font-name="Liberation Mono" style:text-underline-style="none" fo:font-weight="normal" officeooo:rsid="00270cd7" style:font-weight-asian="normal" style:font-weight-complex="normal"/>
    </style:style>
    <style:style style:name="T88" style:family="text">
      <style:text-properties style:font-name="Liberation Mono" style:text-underline-style="none" fo:font-weight="normal" officeooo:rsid="0025bcd7" style:font-weight-asian="normal" style:font-weight-complex="normal"/>
    </style:style>
    <style:style style:name="T89" style:family="text">
      <style:text-properties style:font-name="Liberation Mono" style:text-underline-style="none" fo:font-weight="normal" officeooo:rsid="0023ca4a" style:font-weight-asian="normal" style:font-weight-complex="normal"/>
    </style:style>
    <style:style style:name="T90" style:family="text">
      <style:text-properties style:font-name="Liberation Mono" officeooo:rsid="0009accf"/>
    </style:style>
    <style:style style:name="T91" style:family="text">
      <style:text-properties style:font-name="Liberation Mono" officeooo:rsid="00344fb1"/>
    </style:style>
    <style:style style:name="T92" style:family="text">
      <style:text-properties style:font-name="Liberation Mono" officeooo:rsid="003c6534"/>
    </style:style>
    <style:style style:name="T93" style:family="text">
      <style:text-properties style:font-name="Liberation Mono" fo:font-size="12pt" style:font-size-asian="10.5pt" style:font-size-complex="12pt"/>
    </style:style>
    <style:style style:name="T94" style:family="text">
      <style:text-properties style:font-name="Liberation Mono" fo:font-size="12pt" officeooo:rsid="00529fda" style:font-size-asian="10.5pt" style:font-size-complex="12pt"/>
    </style:style>
    <style:style style:name="T95" style:family="text">
      <style:text-properties style:font-name="Liberation Mono" fo:font-size="12pt" officeooo:rsid="0037a0ab" style:font-size-asian="10.5pt" style:font-size-complex="12pt"/>
    </style:style>
    <style:style style:name="T96" style:family="text">
      <style:text-properties style:font-name="Liberation Mono" fo:font-size="12pt" officeooo:rsid="006172e7" style:font-size-asian="10.5pt" style:font-size-complex="12pt"/>
    </style:style>
    <style:style style:name="T97" style:family="text">
      <style:text-properties style:font-name="Liberation Mono" officeooo:rsid="003b82b3"/>
    </style:style>
    <style:style style:name="T98" style:family="text">
      <style:text-properties style:font-name="Liberation Mono" officeooo:rsid="00636c7f"/>
    </style:style>
    <style:style style:name="T99" style:family="text">
      <style:text-properties style:font-name="Droid Sans Mono"/>
    </style:style>
    <style:style style:name="T100" style:family="text">
      <style:text-properties style:font-name="Liberation Sans" officeooo:rsid="0171a626"/>
    </style:style>
    <style:style style:name="T101" style:family="text">
      <style:text-properties officeooo:rsid="00044a2f"/>
    </style:style>
    <style:style style:name="T102" style:family="text">
      <style:text-properties officeooo:rsid="0010216d"/>
    </style:style>
    <style:style style:name="T103" style:family="text">
      <style:text-properties fo:font-weight="bold" style:font-weight-asian="bold" style:font-weight-complex="bold"/>
    </style:style>
    <style:style style:name="T104" style:family="text">
      <style:text-properties fo:font-weight="bold" officeooo:rsid="002c3296" style:font-weight-asian="bold" style:font-weight-complex="bold"/>
    </style:style>
    <style:style style:name="T105" style:family="text">
      <style:text-properties officeooo:rsid="0015df43"/>
    </style:style>
    <style:style style:name="T106" style:family="text">
      <style:text-properties officeooo:rsid="00193923"/>
    </style:style>
    <style:style style:name="T107" style:family="text">
      <style:text-properties officeooo:rsid="001f8fd4"/>
    </style:style>
    <style:style style:name="T108" style:family="text">
      <style:text-properties officeooo:rsid="00214c7d"/>
    </style:style>
    <style:style style:name="T109" style:family="text">
      <style:text-properties officeooo:rsid="00229059"/>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style:text-underline-style="none" fo:font-weight="bold" style:font-weight-asian="bold" style:font-weight-complex="bold"/>
    </style:style>
    <style:style style:name="T113" style:family="text">
      <style:text-properties officeooo:rsid="0028ae8e"/>
    </style:style>
    <style:style style:name="T114" style:family="text">
      <style:text-properties officeooo:rsid="002c3296"/>
    </style:style>
    <style:style style:name="T115" style:family="text">
      <style:text-properties officeooo:rsid="00338310"/>
    </style:style>
    <style:style style:name="T116" style:family="text">
      <style:text-properties officeooo:rsid="00344fb1"/>
    </style:style>
    <style:style style:name="T117" style:family="text">
      <style:text-properties fo:font-weight="normal" style:font-weight-asian="normal" style:font-weight-complex="normal"/>
    </style:style>
    <style:style style:name="T118" style:family="text">
      <style:text-properties officeooo:rsid="00404455"/>
    </style:style>
    <style:style style:name="T119" style:family="text">
      <style:text-properties officeooo:rsid="0042873f"/>
    </style:style>
    <style:style style:name="T120" style:family="text">
      <style:text-properties officeooo:rsid="00476ca9"/>
    </style:style>
    <style:style style:name="T121" style:family="text">
      <style:text-properties officeooo:rsid="004cc156"/>
    </style:style>
    <style:style style:name="T122" style:family="text">
      <style:text-properties officeooo:rsid="004e4153"/>
    </style:style>
    <style:style style:name="T123" style:family="text">
      <style:text-properties officeooo:rsid="0055d817"/>
    </style:style>
    <style:style style:name="T124" style:family="text">
      <style:text-properties officeooo:rsid="005839a1"/>
    </style:style>
    <style:style style:name="T125" style:family="text">
      <style:text-properties officeooo:rsid="005e6430"/>
    </style:style>
    <style:style style:name="T126" style:family="text">
      <style:text-properties officeooo:rsid="005f8462"/>
    </style:style>
    <style:style style:name="T127" style:family="text">
      <style:text-properties officeooo:rsid="00623ce4"/>
    </style:style>
    <style:style style:name="T128" style:family="text">
      <style:text-properties officeooo:rsid="00657bc9"/>
    </style:style>
    <style:style style:name="T129" style:family="text">
      <style:text-properties officeooo:rsid="0066fd0e"/>
    </style:style>
    <style:style style:name="T130" style:family="text">
      <style:text-properties officeooo:rsid="00688972"/>
    </style:style>
    <style:style style:name="T131" style:family="text">
      <style:text-properties style:font-name="Liberation Mono" officeooo:rsid="006994f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17657_2302203622" text:style-name="Index_20_Link" text:visited-style-name="Index_20_Link">Notices<text:tab/>1</text:a></text:p>
          <text:p text:style-name="P81"><text:a xlink:type="simple" xlink:href="#__RefHeading___Toc17517_2302203622" text:style-name="Index_20_Link" text:visited-style-name="Index_20_Link">Introduction<text:tab/>1</text:a></text:p>
          <text:p text:style-name="P82"><text:a xlink:type="simple" xlink:href="#__RefHeading___Toc17519_2302203622" text:style-name="Index_20_Link" text:visited-style-name="Index_20_Link">References<text:tab/>2</text:a></text:p>
          <text:p text:style-name="P81"><text:a xlink:type="simple" xlink:href="#__RefHeading___Toc17659_2302203622" text:style-name="Index_20_Link" text:visited-style-name="Index_20_Link">Step 1 – src – Create ASMA Source File (Required)<text:tab/>3</text:a></text:p>
          <text:p text:style-name="P82"><text:a xlink:type="simple" xlink:href="#__RefHeading___Toc17876_2302203622" text:style-name="Index_20_Link" text:visited-style-name="Index_20_Link">chrstst.py Command-Line Options<text:tab/>3</text:a></text:p>
          <text:p text:style-name="P83"><text:a xlink:type="simple" xlink:href="#__RefHeading___Toc17878_2302203622" text:style-name="Index_20_Link" text:visited-style-name="Index_20_Link">-d, --debug<text:tab/>3</text:a></text:p>
          <text:p text:style-name="P83"><text:a xlink:type="simple" xlink:href="#__RefHeading___Toc17880_2302203622" text:style-name="Index_20_Link" text:visited-style-name="Index_20_Link">-h, --help<text:tab/>3</text:a></text:p>
          <text:p text:style-name="P83"><text:a xlink:type="simple" xlink:href="#__RefHeading___Toc17882_2302203622" text:style-name="Index_20_Link" text:visited-style-name="Index_20_Link">-s, --src FILEPATH<text:tab/>3</text:a></text:p>
          <text:p text:style-name="P83"><text:a xlink:type="simple" xlink:href="#__RefHeading___Toc17884_2302203622" text:style-name="Index_20_Link" text:visited-style-name="Index_20_Link">-w, --work FILEPATH<text:tab/>3</text:a></text:p>
          <text:p text:style-name="P81"><text:a xlink:type="simple" xlink:href="#__RefHeading___Toc17886_2302203622" text:style-name="Index_20_Link" text:visited-style-name="Index_20_Link">Step 2 or 4 – hex – Examination of the ASMA Source File (Optional)<text:tab/>4</text:a></text:p>
          <text:p text:style-name="P81"><text:a xlink:type="simple" xlink:href="#__RefHeading___Toc18157_2302203622" text:style-name="Index_20_Link" text:visited-style-name="Index_20_Link">Step 3 – asm – Assemble the Generated Test File<text:tab/>5</text:a></text:p>
          <text:p text:style-name="P82"><text:a xlink:type="simple" xlink:href="#__RefHeading___Toc18354_2302203622" text:style-name="Index_20_Link" text:visited-style-name="Index_20_Link">Test Results – Assembler Listing<text:tab/>5</text:a></text:p>
          <text:p text:style-name="P83"><text:a xlink:type="simple" xlink:href="#__RefHeading___Toc18356_2302203622" text:style-name="Index_20_Link" text:visited-style-name="Index_20_Link">Unprintable Characters<text:tab/>5</text:a></text:p>
          <text:p text:style-name="P83"><text:a xlink:type="simple" xlink:href="#__RefHeading___Toc773_3777392319" text:style-name="Index_20_Link" text:visited-style-name="Index_20_Link">Printable Characters<text:tab/>7</text:a></text:p>
          <text:p text:style-name="P84"><text:a xlink:type="simple" xlink:href="#__RefHeading___Toc808_2387007375" text:style-name="Index_20_Link" text:visited-style-name="Index_20_Link">Horizontal Tab (X’09’)<text:tab/>7</text:a></text:p>
          <text:p text:style-name="P84"><text:a xlink:type="simple" xlink:href="#__RefHeading___Toc810_2387007375" text:style-name="Index_20_Link" text:visited-style-name="Index_20_Link">Line Termination Characters – Line Feed (X’0A) and Carriage Return (X’0D’)<text:tab/>8</text:a></text:p>
          <text:p text:style-name="P84"><text:a xlink:type="simple" xlink:href="#__RefHeading___Toc1112_2387007375" text:style-name="Index_20_Link" text:visited-style-name="Index_20_Link">Horizontal Tab Outside of Character Nominal Value<text:tab/>8</text:a></text:p>
          <text:p text:style-name="P82"><text:a xlink:type="simple" xlink:href="#__RefHeading___Toc1113_4201445916" text:style-name="Index_20_Link" text:visited-style-name="Index_20_Link">Non-UTF-8 Characters (UnicodeDecodeError Exception)<text:tab/>10</text:a></text:p>
        </text:index-body>
      </text:table-of-content>
      <text:p text:style-name="P3"/>
      <text:p text:style-name="P10">Copyright <text:span text:style-name="T100">©</text:span> <text:span text:style-name="T101">202</text:span><text:span text:style-name="T102">1</text:span> Harold Grovesteen</text:p>
      <text:p text:style-name="P9">See the file <text:span text:style-name="T99">doc/fdl-1.3.txt</text:span> for copying conditions.</text:p>
      <text:h text:style-name="Heading_20_1" text:outline-level="1"><text:bookmark-start text:name="__RefHeading___Toc17657_2302203622"/>Notices<text:bookmark-end text:name="__RefHeading___Toc17657_2302203622"/></text:h>
      <text:p text:style-name="P11">“Python” is a registered trademark of the <text:span text:style-name="T103">Python</text:span> Software Foundation.</text:p>
      <text:h text:style-name="Heading_20_1" text:outline-level="1"><text:bookmark-start text:name="__RefHeading___Toc17517_2302203622"/>Introduction<text:bookmark-end text:name="__RefHeading___Toc17517_2302203622"/></text:h>
      <text:p text:style-name="Text_20_body"><text:span text:style-name="T1">This document describes how to execute the tests in the </text:span><text:span text:style-name="T75">asma/tests/chars</text:span><text:span text:style-name="T1"> directory, particularly in your own environment.</text:span></text:p>
      <text:p text:style-name="P7"><text:span text:style-name="T4">D</text:span><text:span text:style-name="T1">irectory </text:span><text:span text:style-name="T75">asma/tests/chars</text:span><text:span text:style-name="T1"> contains tooling to execute the ASMA testing of </text:span><text:span text:style-name="T8">Python</text:span><text:span text:style-name="T1"> character handling. <text:s/>The directory itself includes the results of the tests as provided by the Stand Alone Tool Kit (SATK). <text:s/>To simply examine these results, no execution of the test scripts are required.</text:span></text:p>
      <text:p text:style-name="P12">Only <text:span text:style-name="T120">when observing these tests in your specific environment </text:span>is there any value in actually executing the tests.</text:p>
      <text:p text:style-name="P13"><text:soft-page-break/>Before performing any of the actions on the local system, it is recommended that this manual be read in full. <text:s/>(Yes, RTFM.)</text:p>
      <text:p text:style-name="P12">Establish a directory in which the local tests will be performed. <text:s/>Copy the scripts:</text:p>
      <text:list xml:id="list591659511" text:style-name="L1">
        <text:list-item>
          <text:p text:style-name="P88"><text:span text:style-name="T75">src</text:span><text:span text:style-name="T1"> – Creates ASMA source used to test the assembler </text:span><text:span text:style-name="T5">(required),</text:span></text:p>
        </text:list-item>
        <text:list-item>
          <text:p text:style-name="P88"><text:span text:style-name="T75">hex</text:span><text:span text:style-name="T1"> – View the <text:s/>binary contents of the generated assembler source </text:span><text:span text:style-name="T5">(optional),</text:span></text:p>
        </text:list-item>
        <text:list-item>
          <text:p text:style-name="P86"><text:span text:style-name="T90">asm</text:span><text:span text:style-name="T57"> – </text:span><text:span text:style-name="T56">Perform ASMA test by assembling the source file from step 1</text:span><text:span text:style-name="T57"> </text:span><text:span text:style-name="T5">(required)</text:span><text:span text:style-name="T57">, </text:span><text:span text:style-name="T68">and</text:span></text:p>
        </text:list-item>
        <text:list-item>
          <text:p text:style-name="P87"><text:span text:style-name="T98">hex</text:span><text:span text:style-name="T68"> – View the binary contents of the generated assembler listing (optional).</text:span></text:p>
        </text:list-item>
      </text:list>
      <text:p text:style-name="P8"><text:span text:style-name="T1">Perform local changes on each copy to conform with the test execution environment. <text:s/></text:span><text:span text:style-name="T6">Modify paths as required and statements compatible with the execution environment, in particular, the local operating system.</text:span></text:p>
      <text:p text:style-name="P13">The following sections describes in more detail each step.</text:p>
      <text:p text:style-name="P14">Execute each script in the above described order.</text:p>
      <text:h text:style-name="Heading_20_2" text:outline-level="2"><text:bookmark-start text:name="__RefHeading___Toc17519_2302203622"/>References<text:bookmark-end text:name="__RefHeading___Toc17519_2302203622"/></text:h>
      <text:list xml:id="list855864221" text:style-name="L2">
        <text:list-item>
          <text:p text:style-name="P89"><text:span text:style-name="T7">ASMA – A Small Mainframe Assembler</text:span><text:span text:style-name="T6">, </text:span><text:span text:style-name="T76">doc/asma/asma.odt</text:span><text:span text:style-name="T6"> or </text:span><text:span text:style-name="T76">doc/asma/asma.pdf</text:span><text:span text:style-name="T6">.</text:span></text:p>
        </text:list-item>
      </text:list>
      <text:p text:style-name="P13"/>
      <text:h text:style-name="P85" text:outline-level="1"><text:bookmark-start text:name="__RefHeading___Toc17659_2302203622"/><text:span text:style-name="T6">S</text:span><text:span text:style-name="T1">tep 1 – src – Create ASMA Source File </text:span><text:span text:style-name="T13">(Required)</text:span><text:bookmark-end text:name="__RefHeading___Toc17659_2302203622"/></text:h>
      <text:p text:style-name="P23"><text:span text:style-name="T11">The </text:span><text:span text:style-name="T77">src</text:span><text:span text:style-name="T11"> script uses the SATK supplied tool </text:span><text:span text:style-name="T77">asma/tests/chrstst.py</text:span><text:span text:style-name="T11"> to create an assembler source file used by ASMA in this test.</text:span></text:p>
      <text:p text:style-name="P24"><text:span text:style-name="T6">M</text:span><text:span text:style-name="T11">any of the assembler statements used by this test contain binary values that are not </text:span><text:span text:style-name="T12">typically</text:span><text:span text:style-name="T11"> available with a text editor. <text:s/></text:span><text:span text:style-name="T12">The role of </text:span><text:span text:style-name="T78">chrstst.py</text:span><text:span text:style-name="T12"> is to create the source used by the test incorporating these values.</text:span></text:p>
      <text:p text:style-name="P25"><text:span text:style-name="T78">chrstst.py</text:span><text:span text:style-name="T12"> performs two operations. <text:s/>First, it creates a binary work file that is then read as a </text:span><text:span text:style-name="T9">Python</text:span><text:span text:style-name="T12"> text file in the same way as ASMA would read a text file (using </text:span><text:span text:style-name="T9">Python</text:span><text:span text:style-name="T12">). <text:s/>This “text” file as far as </text:span><text:span text:style-name="T9">Python</text:span><text:span text:style-name="T12"> is concerned contains UTF-8 encoded text. <text:s/>UTF-8 only recognizes binary data containing values 0x00 through 0x7F inclusive. <text:s/>As a consequence, the work file is 128 bytes in length. <text:s/></text:span><text:span text:style-name="T14">B</text:span><text:span text:style-name="T12">y reading the work file, </text:span><text:span text:style-name="T78">chrstst.py</text:span><text:span text:style-name="T12"> can determine how the UTF-8 characters are interpreted by </text:span><text:span text:style-name="T9">Python</text:span><text:span text:style-name="T12">, and, hence, what is received by ASMA when a line of text is read.</text:span></text:p>
      <text:p text:style-name="P26"><text:span text:style-name="T14">Second, f</text:span><text:span text:style-name="T1">rom the interpretation of the UTF-8 characters by </text:span><text:span text:style-name="T8">Python</text:span><text:span text:style-name="T1">, </text:span><text:span text:style-name="T75">chrstst.py</text:span><text:span text:style-name="T1"> can then create the ASMA assembler source file used by the test. <text:s/></text:span><text:span text:style-name="T20">The source file contains a DC </text:span><text:span text:style-name="T64">assembler </text:span><text:span text:style-name="T20">operation for each encountered character, enclosed in single quotes and followed by a comment identifying the hexadecimal value for which the constant is being generated.</text:span></text:p>
      <text:h text:style-name="Heading_20_2" text:outline-level="2"><text:bookmark-start text:name="__RefHeading___Toc17876_2302203622"/>chrstst.py Command-Line Options<text:bookmark-end text:name="__RefHeading___Toc17876_2302203622"/></text:h>
      <text:p text:style-name="P27"><text:span text:style-name="T1">The following command-line options are supported by the </text:span><text:span text:style-name="T75">chrstst.py</text:span><text:span text:style-name="T1"> test tool.</text:span></text:p>
      <text:h text:style-name="Heading_20_3" text:outline-level="3"><text:bookmark-start text:name="__RefHeading___Toc17878_2302203622"/>-d, --debug<text:bookmark-end text:name="__RefHeading___Toc17878_2302203622"/></text:h>
      <text:p text:style-name="P16">Causes debug messages to be generated when present.</text:p>
      <text:h text:style-name="Heading_20_3" text:outline-level="3"><text:bookmark-start text:name="__RefHeading___Toc17880_2302203622"/><text:span text:style-name="T1">-</text:span><text:span text:style-name="T16">h, --help</text:span><text:bookmark-end text:name="__RefHeading___Toc17880_2302203622"/></text:h>
      <text:p text:style-name="P29"><text:span text:style-name="T16">D</text:span><text:span text:style-name="T1">isplay the chrstst.py command-line options. <text:s/>When present all other options are ignored.</text:span></text:p>
      <text:h text:style-name="Heading_20_3" text:outline-level="3"><text:bookmark-start text:name="__RefHeading___Toc17882_2302203622"/><text:span text:style-name="T1">-</text:span><text:span text:style-name="T15">s, --src FILEPATH</text:span><text:bookmark-end text:name="__RefHeading___Toc17882_2302203622"/></text:h>
      <text:p text:style-name="P17">Identifies the path and file name of the generated ASMA assembler source file used by the test.</text:p>
      <text:h text:style-name="Heading_20_3" text:outline-level="3"><text:bookmark-start text:name="__RefHeading___Toc17884_2302203622"/>-<text:span text:style-name="T55">w</text:span>, --<text:span text:style-name="T55">work</text:span> <text:span text:style-name="T105">FILEPATH</text:span><text:bookmark-end text:name="__RefHeading___Toc17884_2302203622"/></text:h>
      <text:p text:style-name="P28"><text:span text:style-name="T15">I</text:span><text:span text:style-name="T1">dentifies the path and file name of the generated </text:span><text:span text:style-name="T8">Python</text:span><text:span text:style-name="T1"> work file. <text:s/></text:span></text:p>
      <text:h text:style-name="P85" text:outline-level="1"><text:bookmark-start text:name="__RefHeading___Toc17886_2302203622"/>Step 2 <text:span text:style-name="T128">or </text:span><text:span text:style-name="T70">4</text:span> – hex – Examination of the ASMA Source File <text:span text:style-name="T106">(Optional)</text:span><text:bookmark-end text:name="__RefHeading___Toc17886_2302203622"/></text:h>
      <text:p text:style-name="P18">A<text:span text:style-name="T130">s</text:span> a<text:span text:style-name="T130">n</text:span> optional step, the binary contents of the generated ASMA source <text:span text:style-name="T129">or listing file</text:span> may be examined.</text:p>
      <text:p text:style-name="P38"><text:span text:style-name="T17">The </text:span><text:span text:style-name="T80">hex</text:span><text:span text:style-name="T17"> script uses a locally available hexadecimal editor or display program. <text:s/>If a locally available hexadecimal editor is not </text:span><text:span text:style-name="T69">installed</text:span><text:span text:style-name="T17">, this step may be bypassed or a hexadecimal editor or display program may be </text:span><text:span text:style-name="T72">acquired and installed</text:span><text:span text:style-name="T17">.</text:span></text:p>
      <text:p text:style-name="P38"><text:span text:style-name="T17">The SATK provided </text:span><text:span text:style-name="T80">hex</text:span><text:span text:style-name="T17"> script uses the </text:span><text:span text:style-name="T80">x</text:span><text:span text:style-name="T81">x</text:span><text:span text:style-name="T80">d</text:span><text:span text:style-name="T17"> hexadecimal command-line editor. <text:s/>This editor is used simply because it is available on the author’s Linux system. <text:s/>As provided, the </text:span><text:span text:style-name="T80">hex</text:span><text:span text:style-name="T17"> script outputs the binary content of the ASMA source file as hexadecimal digits to the </text:span><text:span text:style-name="T19">text </text:span><text:span text:style-name="T17">file </text:span><text:span text:style-name="T80">chars.hex</text:span><text:span text:style-name="T17">. <text:s/>It assumes that the source file generated by </text:span><text:span text:style-name="T79">chrstst.py</text:span><text:span text:style-name="T13"> </text:span><text:span text:style-name="T17">is </text:span><text:span text:style-name="T80">chars.asm</text:span><text:span text:style-name="T17">. <text:s/>Adjust the paths and file names </text:span><text:span text:style-name="T18">and tool</text:span><text:span text:style-name="T17"> to your local </text:span><text:span text:style-name="T18">environment</text:span><text:span text:style-name="T17">.</text:span></text:p>
      <text:p text:style-name="P39"><text:span text:style-name="T17">T</text:span><text:span text:style-name="T71">he </text:span><text:span text:style-name="T97">hex</text:span><text:span text:style-name="T71"> script may also be used to create the hexadecimal content of the ASMA listing file, </text:span><text:span text:style-name="T92">listing.hex</text:span><text:span text:style-name="T58">. <text:s/></text:span><text:span text:style-name="T66">Modify the hex script for use with the listing file’s date and time as </text:span><text:span text:style-name="T69">observed</text:span><text:span text:style-name="T66"> within its file name.</text:span></text:p>
      <text:p text:style-name="P18"/>
      <text:p text:style-name="P18"/>
      <text:h text:style-name="P85" text:outline-level="1"><text:bookmark-start text:name="__RefHeading___Toc18157_2302203622"/><text:span text:style-name="T17">S</text:span><text:span text:style-name="T1">tep 3 – asm – Assemble the Generated Test File</text:span><text:bookmark-end text:name="__RefHeading___Toc18157_2302203622"/></text:h>
      <text:p text:style-name="P30"><text:span text:style-name="T17">A</text:span><text:span text:style-name="T1">ssemble the generated test file using ASMA. <text:s/>The test file is assumed </text:span><text:span text:style-name="T74">by the </text:span><text:span text:style-name="T131">asm</text:span><text:span text:style-name="T74"> script</text:span><text:span text:style-name="T1"> to be </text:span><text:span text:style-name="T75">chars.asm</text:span><text:span text:style-name="T1">. <text:s/>The </text:span><text:span text:style-name="T75">asm</text:span><text:span text:style-name="T1"> script creates the assembler output in the file:</text:span></text:p>
      <text:p text:style-name="P44">asma-YYYYMMDD.HHMMSS.txt</text:p>
      <text:p text:style-name="P50">where <text:span text:style-name="T75">YYYYMMDD.HHMMSS</text:span> is the date and time the assembler listing was created.</text:p>
      <text:h text:style-name="Heading_20_2" text:outline-level="2"><text:bookmark-start text:name="__RefHeading___Toc18354_2302203622"/>Test Results – <text:span text:style-name="T107">Assembler Listing</text:span><text:bookmark-end text:name="__RefHeading___Toc18354_2302203622"/></text:h>
      <text:p text:style-name="P51">Python defaults to UTF-8 character encoding of text files. <text:s/>As a consequence, ASMA converts, when assembling character data, from UTF-8 encoding to EBCDIC encoding.</text:p>
      <text:p text:style-name="P51">The following line reflects this expected result. <text:s/>The initial <text:span text:style-name="T82">F0</text:span> is the EBCDIC encoding of the zero character <text:span text:style-name="T108">assembled by ASMA’</text:span><text:span text:style-name="T109">s statement 71</text:span>. <text:s/>The DC operation incorporates the character zero between its single <text:span text:style-name="T109">nominal value surrounded by</text:span> delimiting quotes. <text:s/>The final <text:span text:style-name="T82">30</text:span> is the UTF-8 encoding read by Python and passed to ASMA. <text:s/><text:span text:style-name="T108">It is the statement’s comment.</text:span></text:p>
      <text:p text:style-name="P41">000030 <text:s/>F0 <text:s text:c="35"/>71 <text:s text:c="9"/>DC <text:s text:c="3"/>C'0' <text:s text:c="2"/>30</text:p>
      <text:p text:style-name="P51">The majority of lines in the assembly resemble this.</text:p>
      <text:h text:style-name="Heading_20_3" text:outline-level="3"><text:bookmark-start text:name="__RefHeading___Toc18356_2302203622"/>Unprintable Characters<text:bookmark-end text:name="__RefHeading___Toc18356_2302203622"/></text:h>
      <text:p text:style-name="P20">Python recognizes as valid UTF-8 characters, but <text:span text:style-name="T121">as </text:span>unprintable those characters encoded by binary X’00’-X’08’, X’0B’, X’0C’, X’0E’-<text:span text:style-name="T115">X’1F’, and X’7F’ </text:span><text:span text:style-name="T121">values</text:span><text:span text:style-name="T115">.</text:span></text:p>
      <text:p text:style-name="P31"><text:span text:style-name="T22">The following two lines are from the hexadecimal editor of statement 20 in the generated source file. <text:s/></text:span><text:span text:style-name="T21">Statement 20 is in </text:span><text:span text:style-name="T83">bold</text:span><text:span text:style-name="T21"> font. <text:s/>The actual nominal value being assembled is </text:span><text:span text:style-name="T23">underlined</text:span><text:span text:style-name="T21">.</text:span></text:p>
      <text:p text:style-name="P4">00000310: 300a<text:span text:style-name="T103">2020 20202020 20202044 43202020</text:span> <text:s/>0.<text:span text:style-name="T112"> <text:s text:c="8"/>DC <text:s text:c="2"/></text:span></text:p>
      <text:p text:style-name="P4">00000320: <text:span text:style-name="T103">20</text:span><text:span text:style-name="T112">43</text:span><text:span text:style-name="T111">2701 27</text:span><text:span text:style-name="T103">202020 30310a</text:span>20 20202020 <text:s/><text:span text:style-name="T112"><text:s/>C</text:span><text:span text:style-name="T111">'.'</text:span><text:span text:style-name="T112"> <text:s text:c="2"/>01.</text:span> <text:s text:c="4"/></text:p>
      <text:p text:style-name="P15"/>
      <text:p text:style-name="P32"><text:span text:style-name="T21">As can be seen, the nominal value between the two single quotes (as two UTF-8 characters </text:span><text:span text:style-name="T67">encoded as </text:span><text:span text:style-name="T21">X’27’) is X’01’. <text:s/>The comment in this line is 01, indicating that X’01’ is being assembled. <text:s/>This matches the binary content between the quotes. <text:s/>This is as expected. <text:s/></text:span><text:span text:style-name="T24">X’01’ is a valid UTF-8 encoding, albeit, not a printable character.</text:span><text:span text:style-name="T21"> </text:span></text:p>
      <text:p text:style-name="P34"><text:soft-page-break/><text:span text:style-name="T24">The local tool used to examine content that contains unprintable characters will influence what is “seen” by the user. <text:s/>This single line illustrates this. <text:s/>The above display is from the Linux </text:span><text:span text:style-name="T84">xxd</text:span><text:span text:style-name="T24"> utility. <text:s/>The unprintable character is displayed as a period: </text:span><text:span text:style-name="T85">'.'</text:span><text:span text:style-name="T26">.</text:span></text:p>
      <text:p text:style-name="P33"><text:span text:style-name="T25">Th</text:span><text:span text:style-name="T30">is</text:span><text:span text:style-name="T25"> file line is a direct copy of the </text:span><text:span text:style-name="T86">chars.asm</text:span><text:span text:style-name="T25"> source file </text:span><text:span text:style-name="T30">copied </text:span><text:span text:style-name="T25">into </text:span><text:span text:style-name="T86">LibreOffice</text:span><text:span text:style-name="T25"> used </text:span><text:span text:style-name="T30">for </text:span><text:span text:style-name="T25">compos</text:span><text:span text:style-name="T30">ition of</text:span><text:span text:style-name="T25"> this document:</text:span></text:p>
      <text:p text:style-name="P45"><text:s text:c="9"/>DC <text:s text:c="3"/>C'#' <text:s text:c="2"/>01</text:p>
      <text:p text:style-name="P19"><text:span text:style-name="T75">LiberOffice</text:span> displays the unprintable X’01’ with the number sign (‘<text:span text:style-name="T75">#</text:span>’).</text:p>
      <text:p text:style-name="P34"><text:span text:style-name="T26">This line is from a display of the same line but using the commonly used </text:span><text:span text:style-name="T29">Linux </text:span><text:span text:style-name="T89">Kate</text:span><text:span text:style-name="T26"> </text:span><text:span text:style-name="T29">text</text:span><text:span text:style-name="T26"> editor.</text:span></text:p>
      <text:p text:style-name="P45"><text:s text:c="9"/>DC <text:s text:c="3"/>C'' <text:s text:c="2"/>01</text:p>
      <text:p text:style-name="P34"><text:span text:style-name="T89">Kate</text:span><text:span text:style-name="T26"> does not display the unprintable character. <text:s/>(However it is present within the </text:span><text:span text:style-name="T88">Kate</text:span><text:span text:style-name="T27"> editor because when copied </text:span><text:span text:style-name="T28">from </text:span><text:span text:style-name="T87">Kate</text:span><text:span text:style-name="T27"> into the </text:span><text:span text:style-name="T88">LibreOffice</text:span><text:span text:style-name="T27"> document, the number sign appeared between the quotes. <text:s/>The number sign was deleted </text:span><text:span text:style-name="T29">in the above text</text:span><text:span text:style-name="T27"> to show what was observed within </text:span><text:span text:style-name="T88">Kate</text:span><text:span text:style-name="T27">.)</text:span></text:p>
      <text:p text:style-name="P35"><text:span text:style-name="T25">Another editor is </text:span><text:span text:style-name="T86">jEdit</text:span><text:span text:style-name="T25">. <text:s/>Here is its display of the same assembler source line:</text:span></text:p>
      <text:p text:style-name="P46"><text:s text:c="9"/>DC <text:s text:c="3"/>C'' <text:s text:c="2"/>01</text:p>
      <text:p text:style-name="P64"><text:span text:style-name="T86">jEdit</text:span><text:span text:style-name="T25"> does the same thing as does </text:span><text:span text:style-name="T86">Kate</text:span><text:span text:style-name="T25">. <text:s/>(The number sign inserted by </text:span><text:span text:style-name="T86">LibreOffice</text:span><text:span text:style-name="T25"> was removed.)</text:span></text:p>
      <text:p text:style-name="P48">020         DC    C''   01</text:p>
      <text:p text:style-name="P36"><text:span text:style-name="T1">Th</text:span><text:span text:style-name="T31">e above</text:span><text:span text:style-name="T1"> line is from the debug message generated by </text:span><text:span text:style-name="T75">chrstst.py</text:span><text:span text:style-name="T1"> itself to the console. <text:s/>In this case, the X’01’ contained between the two single quotes has been removed during the console display.</text:span></text:p>
      <text:p text:style-name="P36"><text:span text:style-name="T1">As the final example, the actual assembly by ASMA </text:span><text:span text:style-name="T54">produces this line</text:span><text:span text:style-name="T1">:</text:span></text:p>
      <text:p text:style-name="P40">000001 <text:s/><text:span text:style-name="T103">01</text:span> <text:s text:c="35"/>20 <text:s text:c="9"/>DC <text:s text:c="3"/>C'' <text:s text:c="2"/>01</text:p>
      <text:p text:style-name="P52">It actually contains the X’01’ between the two quotes, but it does not appear in the listing. <text:s/>X’01’ is certainly made available to ASMA, because it assembles X’01’ into the resulting object code <text:span text:style-name="T114">(in </text:span><text:span text:style-name="T104">bold</text:span><text:span text:style-name="T114"> </text:span><text:span text:style-name="T127">font </text:span><text:span text:style-name="T114">above)</text:span>. <text:s/>This is apparent from the statement in the listing as well as the object content line below, <text:span text:style-name="T113">f</text:span>ont adjusted to fit. <text:s/>The single X’01’ is <text:span text:style-name="T127">(</text:span>in <text:span text:style-name="T103">bold</text:span> font <text:span text:style-name="T127">below)</text:span>.</text:p>
      <text:p text:style-name="P62">000000 <text:s text:c="2"/>000 <text:s text:c="2"/>00<text:span text:style-name="T103">01</text:span>0203 04050607 08090A0B 0C0D0E0F <text:s/>10111213 14151617 18191A1B 1C1D1E1F <text:s text:c="2"/>|................ ................|</text:p>
      <text:p text:style-name="P65"><text:span text:style-name="T33">The major result here is that what </text:span><text:span text:style-name="T47">is</text:span><text:span text:style-name="T33"> display</text:span><text:span text:style-name="T47">ed for</text:span><text:span text:style-name="T33"> an unprintable UTF-8 character differs depending upon the tool used. <text:s/></text:span><text:span text:style-name="T51">Python</text:span><text:span text:style-name="T33"> does not </text:span><text:span text:style-name="T34">display</text:span><text:span text:style-name="T33"> the unprintable character but it is </text:span><text:soft-page-break/><text:span text:style-name="T33">present. <text:s/></text:span><text:span text:style-name="T35">If the listing is actually printed, unpredictable results may occur. <text:s/>The results depend upon how the printer reacts when such a character is received by it.</text:span></text:p>
      <text:h text:style-name="Heading_20_3" text:outline-level="3"><text:bookmark-start text:name="__RefHeading___Toc773_3777392319"/>Printable Characters<text:bookmark-end text:name="__RefHeading___Toc773_3777392319"/></text:h>
      <text:p text:style-name="P66"><text:span text:style-name="T36">In general most of the UTF-8 characters are printable, namely, those encoded by binary X’09’ (horizontal tab), <text:s/>X’0A’ (line feed), X’0D’ (carriage return), </text:span><text:span text:style-name="T37">and </text:span><text:span text:style-name="T36">X’20’-X’7E’ (</text:span><text:span text:style-name="T37">standard</text:span><text:span text:style-name="T36"> characters).</text:span></text:p>
      <text:p text:style-name="P55">An example of the test of a printable character is provided in the above section for the numeric zero character, <text:span text:style-name="T124">encoded in UTF-8 as </text:span>X’30’. <text:s/>All of the other standard characters result in similar lines in the test assembly.</text:p>
      <text:h text:style-name="Heading_20_4" text:outline-level="4"><text:bookmark-start text:name="__RefHeading___Toc808_2387007375"/>Horizontal Tab <text:span text:style-name="T116">(X’09’)</text:span><text:bookmark-end text:name="__RefHeading___Toc808_2387007375"/></text:h>
      <text:p text:style-name="P37"><text:span text:style-name="T59">The following line is copied from the </text:span><text:span text:style-name="T91">Kate</text:span><text:span text:style-name="T59"> editor displaying the assembly listing of the horizontal tab. <text:s/>The horizontal tab assembles correctly. <text:s/>But the listing may be different depending upon the tool used to display the “tab”. <text:s/>There is in fact a single horizontal tab character in </text:span><text:span text:style-name="T91">chars.asm</text:span><text:span text:style-name="T59">. <text:s text:c="2"/>As observed, t</text:span><text:span text:style-name="T60">hree</text:span><text:span text:style-name="T59"> </text:span><text:span text:style-name="T60">character positions</text:span><text:span text:style-name="T59"> are used to </text:span><text:span text:style-name="T60">display</text:span><text:span text:style-name="T59"> the tab in the listing file. </text:span></text:p>
      <text:p text:style-name="P43">000009 <text:s/>09 <text:s text:c="35"/>28 <text:s text:c="9"/>DC <text:s text:c="3"/>C' <text:s text:c="2"/>' <text:s text:c="2"/>09</text:p>
      <text:p text:style-name="P21">However, when this same line is copied into <text:span text:style-name="T75">LibreOffice</text:span> a different result occurs.</text:p>
      <text:p text:style-name="P42">000009 <text:s/>09 <text:s text:c="35"/>28 <text:s text:c="9"/>DC <text:s text:c="3"/>C'<text:tab/>' <text:s text:c="2"/>09</text:p>
      <text:p text:style-name="P22">The following lines are from the <text:span text:style-name="T75">listing.hex</text:span> file containing the binary contents of the listing file itself. <text:s/>Assembler statement 28, in <text:span text:style-name="T103">bold</text:span>, assembles a character containing a horizontal tab.</text:p>
      <text:p text:style-name="P4">00000970: 20204327 08272020 2030380a <text:span text:style-name="T103">30303030 <text:s/></text:span><text:span text:style-name="T117"><text:s text:c="2"/>C'.' <text:s text:c="2"/>08.</text:span><text:span text:style-name="T103">0000</text:span></text:p>
      <text:p text:style-name="P5">00000980: 30392020 30392020 20202020 20202020 <text:s/>09 <text:s/>09 <text:s text:c="9"/></text:p>
      <text:p text:style-name="P5">00000990: 20202020 20202020 20202020 20202020 <text:s text:c="17"/></text:p>
      <text:p text:style-name="P5">000009a0: 20202020 20202020 20203238 20202020 <text:s text:c="11"/>28 <text:s text:c="3"/></text:p>
      <text:p text:style-name="P5">000009b0: 20202020 20204443 20202020 43<text:span text:style-name="T110">270927</text:span> <text:s text:c="7"/>DC <text:s text:c="3"/>C<text:span text:style-name="T110">'.'</text:span></text:p>
      <text:p text:style-name="P4"><text:span text:style-name="T103">000009c0: 20202030 390a</text:span>2020 20202020 20202020 <text:s/><text:span text:style-name="T103"><text:s text:c="3"/>09</text:span></text:p>
      <text:p text:style-name="P55"/>
      <text:p text:style-name="P67"><text:span text:style-name="T32">As with the previous example, the character nominal value is underlined in both the hexadecimal interpretation and text equivalent. <text:s/>As with the source statement, there is a single horizontal tab contained between the two single quotes. <text:s/>However, </text:span><text:span text:style-name="T93">Kate</text:span><text:span text:style-name="T32"> and </text:span><text:span text:style-name="T93">LibreOffice</text:span><text:span text:style-name="T32"> produce different displays of the single hexadecimal character. <text:s/>The </text:span><text:span text:style-name="T93">LibreOffice</text:span><text:span text:style-name="T32"> display likely results from </text:span><text:span text:style-name="T38">a second interpretation of the horizontal tab present in the </text:span><text:span text:style-name="T95">Kate</text:span><text:span text:style-name="T38"> listing.</text:span></text:p>
      <text:p text:style-name="P56"><text:soft-page-break/><text:span text:style-name="T125">C</text:span>are should be taken when examining the results of assembling a <text:span text:style-name="T125">horizontal </text:span>tab within a character nominal value. <text:s/><text:span text:style-name="T125">While the object will be correct as intended, the source listing may not match the object.</text:span></text:p>
      <text:h text:style-name="Heading_20_4" text:outline-level="4"><text:bookmark-start text:name="__RefHeading___Toc810_2387007375"/>Line Termination Characters – Line Feed (X’0A) and Carriage Return (X’0D’)<text:bookmark-end text:name="__RefHeading___Toc810_2387007375"/></text:h>
      <text:p text:style-name="P68"><text:span text:style-name="T32">ASMA design depends upon </text:span><text:span text:style-name="T50">Python</text:span><text:span text:style-name="T32">’s handling of line termination characters. <text:s/></text:span><text:span text:style-name="T50">Python</text:span><text:span text:style-name="T32"> uses these characters to separate lines. <text:s/>This separation occurs before control of the line is passed to ASMA itself. <text:s/>This causes some unexpected behavior.</text:span></text:p>
      <text:p text:style-name="P76"><text:s text:c="46"/>29 <text:s text:c="9"/>DC <text:s text:c="3"/>C'</text:p>
      <text:p text:style-name="P76"><text:s text:c="8"/>** [29:16] expected character string nominal value, found end of statement</text:p>
      <text:p text:style-name="P76"><text:s text:c="46"/>30 ' <text:s text:c="2"/>0A</text:p>
      <text:p text:style-name="P63"><text:s text:c="8"/>** [30] @[30]-1 macro definition for 0A not found in MACLIB path as either 0A.mac or 0a.mac</text:p>
      <text:p text:style-name="P53">The error encountered for assembly statement 29 is not too surprising. <text:s/>The line feed between the two single quotation marks is interpreted by <text:span text:style-name="T103">Python</text:span> as the end of statement 29. <text:s/>The ASMA parser is looking for a terminating single quote, but does not find it in statement 29.</text:p>
      <text:p text:style-name="P53">The second quote and the comment of <text:span text:style-name="T75">0A</text:span> are moved by <text:span text:style-name="T103">Python</text:span> to another text line. <text:s/>Assembler processing must determine what operation is being performed <text:span text:style-name="T118">in this new text line </text:span>to determine what type of label and the operand formats <text:span text:style-name="T123">are valid for</text:span> the operation. <text:s/>In this case, not finding an instruction <text:span text:style-name="T118">or an assembler directive</text:span> of ‘<text:span text:style-name="T75">0A</text:span>’, the assembler tries finding the operation in a macro library. <text:s/>This too fails, resulting in the error for statement 30.</text:p>
      <text:p text:style-name="P54">The only way to assemble into a program’s object a binary X’0A’ or X’0D’ is to do so as hexadecimal <text:span text:style-name="T123">(or binary) </text:span>values. <text:s/><text:span text:style-name="T123">The following </text:span>assembler statement, <text:span text:style-name="T123">31, shows this using a hexadecimal value</text:span>.</text:p>
      <text:p text:style-name="P76">00000A <text:s/>0A <text:s text:c="35"/>31 <text:s text:c="9"/>DC <text:s text:c="3"/>X'0A' <text:s/>0A</text:p>
      <text:p text:style-name="P49"/>
      <text:p text:style-name="P75"><text:span text:style-name="T73">Identical results occur in statements 34-36 illustrating what occurs when a carriage return character is encountered. <text:s/>In fact, </text:span><text:span text:style-name="T10">Python</text:span><text:span text:style-name="T73"> will convert the carriage return character into a line feed character before presenting the text line to ASMA.</text:span></text:p>
      <text:h text:style-name="Heading_20_4" text:outline-level="4"><text:bookmark-start text:name="__RefHeading___Toc1112_2387007375"/>Horizontal Tab Outside of Character Nominal Value<text:bookmark-end text:name="__RefHeading___Toc1112_2387007375"/></text:h>
      <text:p text:style-name="P60">A horizontal tab immediately following the operands field of the assembler statement generates an error. <text:s/>This is illustrated by th<text:span text:style-name="T119">ese</text:span> assembly listing lin<text:span text:style-name="T119">es</text:span>:</text:p>
      <text:p text:style-name="P6"><text:s text:c="45"/>151 <text:s text:c="9"/>BALR <text:s/>2,0<text:tab/>&lt;--- tab is here</text:p>
      <text:p text:style-name="P6"><text:s text:c="8"/>** [151] @[151]-1 expected right parenthesis or operator, found "<text:tab/>&lt;"</text:p>
      <text:p text:style-name="P61"/>
      <text:p text:style-name="P61">These listing lines in hexadecimal <text:span text:style-name="T126">are</text:span>:</text:p>
      <text:p text:style-name="P4"><text:soft-page-break/>00002fb0: 7f272020 2037460a <text:span text:style-name="T103">20202020 20202020</text:span> <text:s/>.' <text:s text:c="2"/>7F. <text:s text:c="7"/></text:p>
      <text:p text:style-name="P4">00002fc0: <text:span text:style-name="T103">20202020 20202020 20202020 20202020</text:span> <text:s text:c="17"/></text:p>
      <text:p text:style-name="P4">00002fd0: <text:span text:style-name="T103">20202020 20202020 20202020 20202020</text:span> <text:s text:c="17"/></text:p>
      <text:p text:style-name="P4">00002fe0: <text:span text:style-name="T103">20202020 20313531 20202020 20202020</text:span> <text:s text:c="6"/><text:span text:style-name="T103">151</text:span> <text:s text:c="7"/></text:p>
      <text:p text:style-name="P4">00002ff0: <text:span text:style-name="T103">20204241 4c522020 322c30</text:span><text:span text:style-name="T111">09</text:span><text:span text:style-name="T103"> 3c2d2d2d</text:span> <text:s text:c="3"/><text:span text:style-name="T103">BALR <text:s/>2,0</text:span><text:span text:style-name="T111">.</text:span><text:span text:style-name="T103">&lt;---</text:span></text:p>
      <text:p text:style-name="P4">00003000: <text:span text:style-name="T103">20746162 20697320 68657265 0a</text:span>202020 <text:s text:c="2"/><text:span text:style-name="T103">tab is here.</text:span> <text:s text:c="2"/></text:p>
      <text:p text:style-name="P4">00003010: 20202020 202a2a20 5b313531 5d20405b <text:s text:c="6"/>** [151] @[</text:p>
      <text:p text:style-name="P4">00003020: 3135315d 2d312065 78706563 74656420 <text:s/>151]-1 expected </text:p>
      <text:p text:style-name="P4">00003030: 72696768 74207061 72656e74 68657369 <text:s/>right parenthesi</text:p>
      <text:p text:style-name="P4">00003040: 73206f72 206f7065 7261746f 722c2066 <text:s/>s or operator, f</text:p>
      <text:p text:style-name="P4">00003050: 6f756e64 2022<text:span text:style-name="T111">09</text:span>3c 220a0c41 534d4120 <text:s/>ound "<text:span text:style-name="T111">.</text:span>&lt;"..ASMA </text:p>
      <text:p text:style-name="P61"/>
      <text:p text:style-name="P69"><text:span text:style-name="T61">The </text:span><text:span text:style-name="T62">horizontal </text:span><text:span text:style-name="T61">tab character in assembly statement 151 is underlined in the previous hexadecimal listing. <text:s/>The tab immediately follows the final </text:span><text:span text:style-name="T62">zero </text:span><text:span text:style-name="T65">character</text:span><text:span text:style-name="T61"> in the instruction. <text:s/>The following error message identifies the tab as the start of the failure. <text:s/>It too appears in its hexadecimal display. <text:s/>The tool <text:s/>displaying the listing obscures the real error </text:span><text:span text:style-name="T62">by inserting some number of spaces for</text:span><text:span text:style-name="T61"> the tab. <text:s/></text:span><text:span text:style-name="T63">This </text:span><text:span text:style-name="T65">same </text:span><text:span text:style-name="T63">error would be generated regardless of the character when it is not a space. <text:s/>It is just much harder to observe when the error is caused by a tab.</text:span></text:p>
      <text:p text:style-name="P70"><text:span text:style-name="T61">T</text:span><text:span text:style-name="T62">he </text:span><text:span text:style-name="T63">error</text:span><text:span text:style-name="T62"> statement is </text:span><text:span text:style-name="T63">modified </text:span><text:span text:style-name="T62">in statement 152 </text:span><text:span text:style-name="T63">with a space inserted following the zero.</text:span></text:p>
      <text:p text:style-name="P47">000080 <text:s/>0520 <text:s text:c="32"/>152 <text:s text:c="9"/>BALR <text:s/>2,0 <text:tab/>&lt;--- tab is here</text:p>
      <text:p text:style-name="P57">This statement assembles without error. <text:s/>The listing in hexadecimal for this statement confirms the content:</text:p>
      <text:p text:style-name="P4">00003110: 540a0a<text:span text:style-name="T103">30 30303038 30202030 35323020 <text:s/></text:span><text:span text:style-name="T117">T..</text:span><text:span text:style-name="T103">000080 <text:s/>0520 </text:span></text:p>
      <text:p text:style-name="P5">00003120: 20202020 20202020 20202020 20202020 <text:s text:c="17"/></text:p>
      <text:p text:style-name="P5">00003130: 20202020 20202020 20202020 20202020 <text:s text:c="17"/></text:p>
      <text:p text:style-name="P5">00003140: 31353220 20202020 20202020 2042414c <text:s/>152 <text:s text:c="9"/>BAL</text:p>
      <text:p text:style-name="P5">00003150: 52202032 2c30<text:span text:style-name="T110">2009</text:span> 3c2d2d2d 20746162 <text:s/>R <text:s/>2,0<text:span text:style-name="T110"> .</text:span>&lt;--- tab</text:p>
      <text:p text:style-name="P4"><text:span text:style-name="T103">00003160: 20697320 68657265 0a</text:span>202020 20202020 <text:s/><text:span text:style-name="T103"><text:s/>is here.</text:span> <text:s text:c="6"/></text:p>
      <text:p text:style-name="P57"/>
      <text:p text:style-name="P58">As the hexadecimal listing shows, the inserted space followed by the tab, <text:span text:style-name="T123">both </text:span>underlined, does not create an error.</text:p>
      <text:p text:style-name="P58">The actual error message in this situation may vary depending upon the parsing <text:span text:style-name="T123">process</text:span> used for different opera<text:span text:style-name="T126">nds</text:span>. <text:s/>But the underlying cause is the same, namely, the missing space causes the assembler to believe additional content is part of the operands field, but the parser being used expects an end of the operands field, identified by the presence of a space character.</text:p>
      <text:p text:style-name="P58"><text:soft-page-break/>This is implemented by design. <text:s/>While nominal character values should support all characters, <text:s/>in this case allowed by <text:span text:style-name="T103">Python</text:span>, outside of the character nominal value, a tab is only allowed within the comment field. <text:s/>The comment field is separated from the operands field by a space. <text:s/>The space fixes the previous error and in this situation is required.</text:p>
      <text:h text:style-name="Heading_20_2" text:outline-level="2"><text:bookmark-start text:name="__RefHeading___Toc1113_4201445916"/>Non-UTF-8 Characters <text:span text:style-name="T122">(UnicodeDecodeError Exception)</text:span><text:bookmark-end text:name="__RefHeading___Toc1113_4201445916"/></text:h>
      <text:p text:style-name="P59">All single byte binary values between X’80’ and X’FF’ inclusive are outside the range of valid UTF-8 characters. <text:s/>As far as <text:span text:style-name="T103">Python</text:span> is concerned, these characters do not occur in UTF-8 text data. <text:s/>When encountered, <text:span text:style-name="T103">Python</text:span> treats these values as an error condition, the <text:span text:style-name="T75">UnicodeDecodeError</text:span> exception.</text:p>
      <text:p text:style-name="P74"><text:span text:style-name="T39">There is nothing that ASMA can do when reading text files to </text:span><text:span text:style-name="T46">recover</text:span><text:span text:style-name="T39"> w</text:span><text:span text:style-name="T46">hen</text:span><text:span text:style-name="T39"> this error </text:span><text:span text:style-name="T46">occurs</text:span><text:span text:style-name="T39">. <text:s text:c="2"/></text:span><text:span text:style-name="T40">If encountered, this exception will prematurely abort ASMA with an internal error.</text:span></text:p>
      <text:p text:style-name="P71"><text:span text:style-name="T45">Usually </text:span><text:span text:style-name="T32">ASMA reads text files created by a local host text editor. <text:s/></text:span><text:span text:style-name="T44">In this case</text:span><text:span text:style-name="T40"> </text:span><text:span text:style-name="T32">the </text:span><text:span text:style-name="T93">UnicodeDecodeError</text:span><text:span text:style-name="T32"> will not be encountered. <text:s/>The author has never encountered it.</text:span></text:p>
      <text:p text:style-name="P72"><text:span text:style-name="T45">If the error is triggered, </text:span><text:span text:style-name="T41">ASMA is </text:span><text:span text:style-name="T45">most likely </text:span><text:span text:style-name="T41">reading a file that contains binary data. <text:s/>Examine the files used within the assembly for possible binary content, perhaps an incorrect file name.</text:span></text:p>
      <text:p text:style-name="P72"><text:span text:style-name="T41">From this perspective, most EBCDIC characters will trigger this error. <text:s/>ASMA does not support the direct reading of EBCDIC card data. <text:s/>Card-</text:span><text:span text:style-name="T42">based text data</text:span><text:span text:style-name="T41"> transferred to the local host from an EBCDIC host must be converted to UTF-8 characters with local host line-termination characters </text:span><text:span text:style-name="T42">to be </text:span><text:span text:style-name="T44">read by</text:span><text:span text:style-name="T42"> ASMA </text:span><text:span text:style-name="T48">using </text:span><text:span text:style-name="T53">Python</text:span><text:span text:style-name="T42">. <text:s/></text:span><text:span text:style-name="T44">See Reference 1 for other considerations while moving EBCDIC source files for ASMA usage. <text:s/></text:span><text:span text:style-name="T46">On the other hand, all binary files created by ASMA inherently use EBCDIC character encoding. <text:s/>While such data can not be read by ASMA, it can be processed by programs or systems using EBCDIC.</text:span></text:p>
      <text:p text:style-name="P73"><text:span text:style-name="T42">B</text:span><text:span text:style-name="T43">ecause </text:span><text:span text:style-name="T94">chrstst.py</text:span><text:span text:style-name="T43"> is written in </text:span><text:span text:style-name="T52">Python</text:span><text:span text:style-name="T43"> it operates under the same rules as does ASMA. <text:s/>For this reason only UTF-8 characters are tested by the tool. </text:span><text:span text:style-name="T49">Anything else triggers the </text:span><text:span text:style-name="T96">UnicodeDecodeError</text:span><text:span text:style-name="T49"> exception.</text:span></text:p>
      <text:p text:style-name="P59"/>
      <text:p text:style-name="P57"/>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8b765"/>
    </style:style>
    <style:style style:name="MP2" style:family="paragraph" style:parent-style-name="Footer">
      <style:paragraph-properties fo:text-align="center" style:justify-single-word="false"/>
      <style:text-properties style:font-name="Liberation Sans1" fo:font-size="12pt" officeooo:rsid="000f5720" officeooo:paragraph-rsid="000f5720" style:font-size-asian="12pt" style:font-size-complex="12pt"/>
    </style:style>
    <style:style style:name="MT1" style:family="text">
      <style:text-properties style:font-name="Liberation Sans1" fo:font-size="14pt" officeooo:rsid="001badfc" style:font-size-asian="14pt" style:font-size-complex="14pt"/>
    </style:style>
    <style:style style:name="MT2" style:family="text">
      <style:text-properties style:font-name="Liberation Sans1" fo:font-size="14pt" officeooo:rsid="0008b765"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text:span><text:span text:style-name="MT2"> Character Handling Tests</text:span></text:p>
      </style:header>
      <style:footer>
        <text:p text:style-name="MP2">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1T07:26:38.850079566</meta:creation-date>
    <meta:generator>LibreOffice/6.4.7.2$Linux_X86_64 LibreOffice_project/40$Build-2</meta:generator>
    <dc:date>2021-04-25T10:33:50.056701849</dc:date>
    <meta:editing-duration>PT4H12M47S</meta:editing-duration>
    <meta:editing-cycles>54</meta:editing-cycles>
    <meta:document-statistic meta:table-count="0" meta:image-count="0" meta:object-count="0" meta:page-count="10" meta:paragraph-count="156" meta:word-count="2792" meta:character-count="18212" meta:non-whitespace-character-count="14699"/>
  </office:meta>
</office:document-meta>
</file>